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3.526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4.159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5" style:family="table-row">
      <style:table-row-properties style:row-height="2.632cm" fo:break-before="auto" style:use-optimal-row-height="true"/>
    </style:style>
    <style:style style:name="ro16" style:family="table-row">
      <style:table-row-properties style:row-height="1.526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369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5.422cm" fo:break-before="auto" style:use-optimal-row-height="true"/>
    </style:style>
    <style:style style:name="ro22" style:family="table-row">
      <style:table-row-properties style:row-height="4.475cm" fo:break-before="auto" style:use-optimal-row-height="true"/>
    </style:style>
    <style:style style:name="ro23" style:family="table-row">
      <style:table-row-properties style:row-height="5.738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table table:name="bien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3" table:default-cell-style-name="ce10"/>
        <table:table-column table:style-name="co6" table:default-cell-style-name="ce3"/>
        <table:table-column table:style-name="co3" table:default-cell-style-name="ce6"/>
        <table:table-column table:style-name="co3" table:number-columns-repeated="2" table:default-cell-style-name="ce3"/>
        <table:table-column table:style-name="co3" table:default-cell-style-name="ce14"/>
        <table:table-column table:style-name="co3" table:number-columns-repeated="1012" table:default-cell-style-name="ce3"/>
        <table:table-row table:style-name="ro1">
          <table:table-cell table:style-name="ce1" office:value-type="string" calcext:value-type="string">
            <text:p>ubicacion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argo_resp</text:p>
          </table:table-cell>
          <table:table-cell table:style-name="ce12" office:value-type="string" calcext:value-type="string">
            <text:p>fechaAlta</text:p>
          </table:table-cell>
          <table:table-cell table:style-name="ce19" office:value-type="string" calcext:value-type="string">
            <text:p>codigo</text:p>
          </table:table-cell>
          <table:table-cell table:style-name="ce19" office:value-type="string" calcext:value-type="string">
            <text:p>nro_licitacion</text:p>
          </table:table-cell>
          <table:table-cell table:style-name="ce1" office:value-type="string" calcext:value-type="string">
            <text:p>nro_serie</text:p>
          </table:table-cell>
          <table:table-cell table:style-name="ce12" office:value-type="string" calcext:value-type="string">
            <text:p>nro_sari</text:p>
          </table:table-cell>
          <table:table-cell table:style-name="ce1" office:value-type="string" calcext:value-type="string">
            <text:p>nombreTipo</text:p>
          </table:table-cell>
          <table:table-cell table:style-name="ce1" office:value-type="string" calcext:value-type="string">
            <text:p>nombreRama</text:p>
          </table:table-cell>
          <table:table-cell table:style-name="ce26" office:value-type="string" calcext:value-type="string">
            <text:p>descripcion</text:p>
          </table:table-cell>
          <table:table-cell table:style-name="ce1" office:value-type="string" calcext:value-type="string">
            <text:p>firmado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/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51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2 a cargo de Nadia Gonzalez. escritorio madera 2 cajones con cerrradu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number-columns-repeated="2" table:style-name="ce2" office:value-type="string" calcext:value-type="string">
            <text:p/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1-05-10" calcext:value-type="date">
            <text:p>10/05/21</text:p>
          </table:table-cell>
          <table:table-cell table:style-name="ce21" office:value-type="string" calcext:value-type="string">
            <text:p>7-8-6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5" calcext:value-type="float">
            <text:p>19447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SARI I-194475 Intel i3-placa de video 1gb VGA, 4GB RAM,SSD256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Barbara Yelpo</text:p>
          </table:table-cell>
          <table:table-cell table:style-name="ce2" office:value-type="string" calcext:value-type="string">
            <text:p>Casa de Amparo</text:p>
          </table:table-cell>
          <table:table-cell table:style-name="ce5" office:value-type="date" office:date-value="2021-04-16" calcext:value-type="date">
            <text:p>16/04/21</text:p>
          </table:table-cell>
          <table:table-cell table:style-name="ce21" office:value-type="string" calcext:value-type="string">
            <text:p>9-4-5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C5 Cámara we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Laura Mezio</text:p>
          </table:table-cell>
          <table:table-cell table:style-name="ce2" office:value-type="string" calcext:value-type="string">
            <text:p>Directora Casa Aparo</text:p>
          </table:table-cell>
          <table:table-cell table:style-name="ce5" office:value-type="date" office:date-value="2022-02-16" calcext:value-type="date">
            <text:p>16/02/22</text:p>
          </table:table-cell>
          <table:table-cell table:style-name="ce21" office:value-type="string" calcext:value-type="string">
            <text:p>7-7-9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CX 230xx NOTEBOOK 14", I0184860, 0010PX00370001822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Barbara Yelpo</text:p>
          </table:table-cell>
          <table:table-cell table:style-name="ce2" office:value-type="string" calcext:value-type="string">
            <text:p>Casa de 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6-5-17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BACX19010914061</text:p>
          </table:table-cell>
          <table:table-cell table:style-name="ce11" office:value-type="float" office:value="180638" calcext:value-type="float">
            <text:p>180638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061 SARI: I-180638</text:p>
          </table:table-cell>
          <table:table-cell table:style-name="ce2" office:value-type="string" calcext:value-type="string">
            <text:p>PAPEL SIN FIRMA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Barbara Yelpo</text:p>
          </table:table-cell>
          <table:table-cell table:style-name="ce2" office:value-type="string" calcext:value-type="string">
            <text:p>Casa de 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7-8-17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3890" calcext:value-type="float">
            <text:p>18389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3890</text:p>
          </table:table-cell>
          <table:table-cell table:style-name="ce2" office:value-type="string" calcext:value-type="string">
            <text:p>PAPEL SIN FIRMA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Fusi Alicia</text:p>
          </table:table-cell>
          <table:table-cell table:style-name="ce2" office:value-type="string" calcext:value-type="string">
            <text:p>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6-5-18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BACX19010914158</text:p>
          </table:table-cell>
          <table:table-cell table:style-name="ce11" office:value-type="float" office:value="183897" calcext:value-type="float">
            <text:p>183897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158 SARI: I-18389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Fusi Alicia</text:p>
          </table:table-cell>
          <table:table-cell table:style-name="ce2" office:value-type="string" calcext:value-type="string">
            <text:p>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7-8-18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0637" calcext:value-type="float">
            <text:p>18063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063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gustavino mariangeles</text:p>
          </table:table-cell>
          <table:table-cell table:style-name="ce2" office:value-type="string" calcext:value-type="string">
            <text:p>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6-5-18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BACX19010914051</text:p>
          </table:table-cell>
          <table:table-cell table:style-name="ce11" office:value-type="float" office:value="180636" calcext:value-type="float">
            <text:p>180636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BACX19010914051 SARI: I-18063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lodrero 799 </text:p>
          </table:table-cell>
          <table:table-cell table:style-name="ce2" office:value-type="string" calcext:value-type="string">
            <text:p>Casa de Amparo</text:p>
          </table:table-cell>
          <table:table-cell table:style-name="ce2" office:value-type="string" calcext:value-type="string">
            <text:p>gustavino mariangeles</text:p>
          </table:table-cell>
          <table:table-cell table:style-name="ce2" office:value-type="string" calcext:value-type="string">
            <text:p>amparo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7-8-18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0635" calcext:value-type="float">
            <text:p>18063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EGRO BRILLOSO i3-4160 HDD 4Gb DDR3 SARI: I-18063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3-6100 4RAM COMPARTIDA_MOVILIDAD</text:p>
          </table:table-cell>
          <table:table-cell table:style-name="ce2" office:value-type="string" calcext:value-type="string">
            <text:p>falta firma muiños emanuel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2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0162" calcext:value-type="float">
            <text:p>19016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Samsung SARI: I-190162 COMPARTIDO_MOVILIDAD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89" calcext:value-type="float">
            <text:p>194489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LC727-08 SARI: I-19448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onzalez Carina</text:p>
          </table:table-cell>
          <table:table-cell table:style-name="ce2" office:value-type="string" calcext:value-type="string">
            <text:p>Administrativa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15-15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029UH9XJC01432R</text:p>
          </table:table-cell>
          <table:table-cell table:style-name="ce11" office:value-type="float" office:value="190166" calcext:value-type="float">
            <text:p>190166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519D300 S/N: 029UH9XJC01432R SARI: I-19016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Sealengue María Elisa</text:p>
          </table:table-cell>
          <table:table-cell table:style-name="ce2" office:value-type="string" calcext:value-type="string">
            <text:p>Guardia violenci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6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3892" calcext:value-type="float">
            <text:p>18389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negra i3-4160 4Gb RAM SARI: I-18389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2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despacho - 11-2-6/18 armario color roble de dos puertas corredizas con 3 estantes - adquirido por secretaria de estado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despacho - 11-2-6/2 armario color roble de dos puertas corredizas con 3 estantes - adquirido por secretaria de estado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despacho - <text:s/>armario bajo color roble de dos puertas corredizas con 1 estantes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bledo Alejandra</text:p>
          </table:table-cell>
          <table:table-cell table:style-name="ce2" office:value-type="string" calcext:value-type="string">
            <text:p>Redacción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2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espacho - <text:s/>11-2-3/34 <text:s/>escritorio con bandeja para teclado con dos cajones con cerradura- adquirido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bledo Alejandra</text:p>
          </table:table-cell>
          <table:table-cell table:style-name="ce2" office:value-type="string" calcext:value-type="string">
            <text:p>Redacción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3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despacho - <text:s/>11-2-23/1 mueble esquinero bajo color roble con 1 estante . adquirido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espacho - <text:s/>11-2-3/31 <text:s/>escritorio le falta la bandeja para teclado con dos cajones con cerradura- adquirido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bledo Alejandra</text:p>
          </table:table-cell>
          <table:table-cell table:style-name="ce2" office:value-type="string" calcext:value-type="string">
            <text:p>Redacción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2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despacho - mesa para telefono color blanco .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3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despacho - <text:s/>11-2-30/1 armario pequeño con 3 cajones color roble . adquirido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bledo Alejandra</text:p>
          </table:table-cell>
          <table:table-cell table:style-name="ce2" office:value-type="string" calcext:value-type="string">
            <text:p>Redacción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3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DESPACHO - SILLA GIRATORIA NEGRA, RESPALDAR ALTO CON APOYA BRAZOS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3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DESPACHO - SILLA GIRATORIA NEGRA, RESPALDAR ALTO CON APOYA BRAZOS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33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DESPACHO - SILLA FIJA NEGR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Perotti Josefina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4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con dos cajones sin bandeja de teclado color roble y negro a los costados 11-2-3/27 - adquirido por secretaria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4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con dos cajones sin bandeja de teclado color roble y negro a los costados <text:s/>- adquirido por secretaria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4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JURIDICA - escritorio de computacion con porta teclado y sin cajones color roble 11-2-3/28 <text:s/>- adquirido por secretaria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4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JURIDICA - armario color roble dos puertas corredizas con 3 estantes <text:s/>- adquirido por secretaria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35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JURIDICA - armario color roble con negro a los costados dos puertas de abrir con 4 estantes 11-2-5/3 - adquirido por secretaria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Perotti Josefina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5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JURIDICA - silla giratoria con respaldo alto color negro - adquirida por la secretaria de estado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5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JURIDICA - silla giratoria con respaldo alto color negro - adquirida por la secretaria de estado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35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JURIDICA - silla fija color negro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35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JURIDICA - silla fija color bordo con apoya brazos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30-35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Perchero</text:p>
          </table:table-cell>
          <table:table-cell table:style-name="ce13" office:value-type="string" calcext:value-type="string">
            <text:p>OFICINA JURIDICA - perchero de caño negro - adquirida por la secretaria de estado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2-33-36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Impresora</text:p>
          </table:table-cell>
          <table:table-cell table:style-name="ce13" office:value-type="string" calcext:value-type="string">
            <text:p>OFICINA JURIDICA - impresora marcha brother multifuncion - 19-1-106/2 - adquirida por secretaria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36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JURIDICA . aire acondionado frio calor marca electrolux color blanco 3000 frigorias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6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UB. DE PLANIFICACIOM, EVALUACION.. - MESA DE TRABAJO 4 PUESTO BLANCA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6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UB. DE PLANIFICACIOM, EVALUACION.. - MESA BAJA CHICA COLOR NEGRA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36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SUB. DE PLANIFICACIOM, EVALUACION.. - AIRE ACONDICIONADO FEDDERS FRIO CALOR 3000 FRIGORIAS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3-37-36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OFICINA SUB. DE PLANIFICACIOM, EVALUACION.. - CORTINAS 2 PAÑOS ROLLER COLOR GRIS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36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OFICINA SUB. DE PLANIFICACIOM, EVALUACION.. -VENTILADOR DE TECHO BLANCO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a Florencia Salas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PRIVADA - ESCRITORIO COLOR CENIZA DOS CAJONES CON CERRADURA Y SIN BANDEJA DE TECLADO - COLOR CENIZA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a Florencia Salas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- SILLA GIRATORIA CON APOYA BRAZOS COLOR NEGRA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2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PRIVADA - ESCRITORIO COLOR CEDRO TRES CAJONES CON CERRADURA Y SIN BANDEJA DE TECLADO - COLOR CENIZA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- SILLA GIRATORIA CON APOYA BRAZOS COLOR NEGRA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SEC PRIVADA - MUEBLE COLOR CENIZA CON DOS PUERTAS CORREDIZAS Y DOS MODULOS -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a Florencia Salas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2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SEC PRIVADA - AIRE ACONDICIONADO FRIO CALOR MARCA HITACHI DE 3000 FRIGORIAS - ADQ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41-43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Luz de emergencia</text:p>
          </table:table-cell>
          <table:table-cell table:style-name="ce13" office:value-type="string" calcext:value-type="string">
            <text:p>OFICINA SEC PRIVADA - LUZ DE EMERGENCIA - ADQ POR DESAR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6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PRIVADA MINISTRA - ESCRITORIO MELAMINA GRIS CON 2 CAJONES CON CERRADU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lón Agustina</text:p>
          </table:table-cell>
          <table:table-cell table:style-name="ce2" office:value-type="string" calcext:value-type="string">
            <text:p>Secretarí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6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PRIVADA MINISTRA - ESCRITORIO MELAMINA GRIS CON 2 CAJONES CON CERRADU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6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SEC PRIVADA MINISTRA - MUEBLE BAJO CON 2 PUERTAS CORREDIZAS Y 1 DIVISION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6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SEC PRIVADA MINISTRA - ARMARIO BAJO DE DOS PUERTAS DE ABRIR Y DOS ESTANTES ABIERTOS COLOR BLAN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3-36-46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verticales</text:p>
          </table:table-cell>
          <table:table-cell table:style-name="ce13" office:value-type="string" calcext:value-type="string">
            <text:p>OFICINA SEC PRIVADA MINISTRA - CORTINA GRI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6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SEC PRIVADA MINISTRA - AIRE ACONDICIONADO ELECTROLUX 3000 FRIGORI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46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OFICINA SEC PRIVADA MINISTRA - VENTILADOR DE TECHO BLAN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6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MINISTRA - SILLA GIRATORIA COLOR NEGRO CON RESPALDAR PLASTI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lón Agustina</text:p>
          </table:table-cell>
          <table:table-cell table:style-name="ce2" office:value-type="string" calcext:value-type="string">
            <text:p>Secretarí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7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SEC PRIVADA MINISTRA - SILLA GIRATORIA RESPALDAR ACOLCHADA - NEG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46-47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Heladera/Frigobar</text:p>
          </table:table-cell>
          <table:table-cell table:style-name="ce13" office:value-type="string" calcext:value-type="string">
            <text:p>OFICINA SEC PRIVADA MINISTRA - HELADERA MARCA BRIKET BAJO MESAD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41-47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Luz de emergencia</text:p>
          </table:table-cell>
          <table:table-cell table:style-name="ce13" office:value-type="string" calcext:value-type="string">
            <text:p>OFICINA SEC PRIVADA MINISTRA - LUZ DE EMERGENC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7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SALA DE CHOFERES - MESA DE TRABAJO BLAN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7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SALA DE CHOFERES - AIRE ACONDICIONADO MARCA PHLICO 3000 FRIGORI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iko Maximiliano</text:p>
          </table:table-cell>
          <table:table-cell table:style-name="ce2" office:value-type="string" calcext:value-type="string">
            <text:p>Movili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7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SALA DE CHOFERES - ARMARIO BAJO CON 3 DIVISIONES Y 2 PUERT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iko Maximiliano</text:p>
          </table:table-cell>
          <table:table-cell table:style-name="ce2" office:value-type="string" calcext:value-type="string">
            <text:p>Movili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7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SALA DE CHOFERES - CAJONERA MARRON DOS CAJONE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47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SALA DE CHOFERES - SILLA FIJA COLOR NEG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Vergara Gustavo</text:p>
          </table:table-cell>
          <table:table-cell table:style-name="ce2" office:value-type="string" calcext:value-type="string">
            <text:p>Mantenimiento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7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ALA DE CHOFERES - SILLA GIRATORIA NEGRA RESPALDO ALT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47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OFICINA SUB LEGAL Y TECNICA - VENTILADOR DE TECHO COLOR BLAN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8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SUB LEGAL Y TECNICA - AIRE ACONDICIONADO MARCA ELECTROLUX 3000 FRIGORI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41-48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Luz de emergencia</text:p>
          </table:table-cell>
          <table:table-cell table:style-name="ce13" office:value-type="string" calcext:value-type="string">
            <text:p>OFICINA SUB LEGAL Y TECNICA - LUZ DE EMERGENCIA COLOR BLAN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30-48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Perchero</text:p>
          </table:table-cell>
          <table:table-cell table:style-name="ce13" office:value-type="string" calcext:value-type="string">
            <text:p>OFICINA SUB LEGAL Y TECNICA -PERCHERO DE CAÑO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8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ARRON Y NEGRA CON 5 ESTANTES DIVISORI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8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ARRON Y NEGRA CON 5 ESTANTES DIVISORI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8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ESTANTERIA MELAMINA 18MM CENIZA, SIN PUERTAS CON 4 DIVISIONE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8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UB LEGAL Y TECNICA - ESCRITORIO MARRON Y NEGRO CON 2 CAJONES Y PORTA TECLAD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8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SUB LEGAL Y TECNICA - 2 ESTANTES BLANC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48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SUB LEGAL Y TECNICA - SILLA FIJAS TAPIAZADO ROJ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48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SUB LEGAL Y TECNICA - SILLA FIJAS TAPIAZADO ROJ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9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SUB LEGAL Y TECNICA - SILLA GIRATORIA RESPALDO ALTO COLOR BLANCO CON APOYA BRAZOS Y TAPIZADO RED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9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DE CORD Y PLAN. ADM. LEGAL Y TECNICA - ESCRITORIO MARRON CON 2 CAJONE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9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SEC DE CORD Y PLAN. ADM. LEGAL Y TECNICA - ESCRITORIO MARRON CON 2 CAJONE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9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SEC DE CORD Y PLAN. ADM. LEGAL Y TECNICA -2 ESTANTES BLANC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9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SEC DE CORD Y PLAN. ADM. LEGAL Y TECNICA - ARMARIO BAJO BLANCO CON 2 PUERT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3-37-49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OFICINA SEC DE CORD Y PLAN. ADM. LEGAL Y TECNICA - JUEGO DE CORTINAS TIPO ROLLER COLOR GRIS CON 2 PAÑ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9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SEC DE CORD Y PLAN. ADM. LEGAL Y TECNICA - AIRE ACONDICIONADO BLANCO DE 3000 FRIGORIAS MARCA HITACHI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49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OFICINA SEC DE CORD Y PLAN. ADM. LEGAL Y TECNICA - VENTILADOR DE TECHO BLAN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3-49-49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Bandera de ceremonia con asta y pedestal</text:p>
          </table:table-cell>
          <table:table-cell table:style-name="ce13" office:value-type="string" calcext:value-type="string">
            <text:p>OFICINA SEC DE CORD Y PLAN. ADM. LEGAL Y TECNICA - BANDERA ARGENTINA DE CEREMONIA CON ASTA Y PEDEST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3-49-49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Bandera de ceremonia con asta y pedestal</text:p>
          </table:table-cell>
          <table:table-cell table:style-name="ce13" office:value-type="string" calcext:value-type="string">
            <text:p>OFICINA SEC DE CORD Y PLAN. ADM. LEGAL Y TECNICA - BANDERA DE SANTA FE CON ASTA Y PEDEST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0-01-20" calcext:value-type="date">
            <text:p>20/01/20</text:p>
          </table:table-cell>
          <table:table-cell table:style-name="ce21" office:value-type="string" calcext:value-type="string">
            <text:p>7-8-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marca CX Intel Core I3-7100 4Gb RAM SSD sin sari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0-12-01" calcext:value-type="date">
            <text:p>01/12/20</text:p>
          </table:table-cell>
          <table:table-cell table:style-name="ce21" office:value-type="string" calcext:value-type="string">
            <text:p>14-41-50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Luz de emergencia</text:p>
          </table:table-cell>
          <table:table-cell table:style-name="ce13" office:value-type="string" calcext:value-type="string">
            <text:p>OFICINA SEC DE CORD Y PLAN. ADM. LEGAL Y TECNICA - LUZ DE EMERGENCIA BLAN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ópez Sandra</text:p>
          </table:table-cell>
          <table:table-cell table:style-name="ce2" office:value-type="string" calcext:value-type="string">
            <text:p>Municipios y comunas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2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0680</text:p>
          </table:table-cell>
          <table:table-cell table:style-name="ce11" office:value-type="float" office:value="194484" calcext:value-type="float">
            <text:p>194484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680 SARI: I-19448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a Florencia Salas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3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17500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3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S19D300HY</text:p>
          </table:table-cell>
          <table:table-cell table:style-name="ce11" office:value-type="float" office:value="189432" calcext:value-type="float">
            <text:p>18943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Samsung S19D300HY SARI: I 18943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arcía Lurdes</text:p>
          </table:table-cell>
          <table:table-cell table:style-name="ce2" office:value-type="string" calcext:value-type="string">
            <text:p>Mesa de Entradas - Despacho</text:p>
          </table:table-cell>
          <table:table-cell table:style-name="ce5" office:value-type="date" office:date-value="2021-03-11" calcext:value-type="date">
            <text:p>11/03/21</text:p>
          </table:table-cell>
          <table:table-cell table:style-name="ce21" office:value-type="string" calcext:value-type="string">
            <text:p>7-6-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595" calcext:value-type="float">
            <text:p>19359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SD 120GB, SARI: I-19359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bledo Alejandra</text:p>
          </table:table-cell>
          <table:table-cell table:style-name="ce2" office:value-type="string" calcext:value-type="string">
            <text:p>Redacción Despacho</text:p>
          </table:table-cell>
          <table:table-cell table:style-name="ce5" office:value-type="date" office:date-value="2021-03-11" calcext:value-type="date">
            <text:p>11/03/21</text:p>
          </table:table-cell>
          <table:table-cell table:style-name="ce21" office:value-type="string" calcext:value-type="string">
            <text:p>7-6-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37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1-03-11" calcext:value-type="date">
            <text:p>11/03/21</text:p>
          </table:table-cell>
          <table:table-cell table:style-name="ce21" office:value-type="string" calcext:value-type="string">
            <text:p>7-8-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5" calcext:value-type="float">
            <text:p>19447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Intel i3-placa video 1GB VGA, 4GB RAM, SSD 256 SARI: I-19447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7-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5CD733317C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HP 240 G6 S/n: 5CD733317C SIN SARI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ópez Sandra</text:p>
          </table:table-cell>
          <table:table-cell table:style-name="ce2" office:value-type="string" calcext:value-type="string">
            <text:p>Municipios y comunas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6" calcext:value-type="float">
            <text:p>194476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video 1GB VGA, 4GB RAM, SSD 256 SARI: I-19447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lón Agustina</text:p>
          </table:table-cell>
          <table:table-cell table:style-name="ce2" office:value-type="string" calcext:value-type="string">
            <text:p>Secretaría privada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marca CX I3 RAM DDR3 4GB SSD SARI: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7-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HP tpn-l119 - I 18957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8137" calcext:value-type="float">
            <text:p>17813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marca CX I3 SARI: I-17813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4077" calcext:value-type="float">
            <text:p>17407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Perfomance SARI: I-0174077 i3 2gb DDR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 la Mata Esteban</text:p>
          </table:table-cell>
          <table:table-cell table:style-name="ce2" office:value-type="string" calcext:value-type="string">
            <text:p>Mesa de entradas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marca CX I3 SARI: I017532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6-1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6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6-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469" calcext:value-type="float">
            <text:p>193469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46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amello Agustín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6-1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649" calcext:value-type="float">
            <text:p>193649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SD 120GB, SARI: I-19364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6-1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603" calcext:value-type="float">
            <text:p>19360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0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a Florencia Salas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Core i3 SSD SARI: I-017549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Sandra Nardi</text:p>
          </table:table-cell>
          <table:table-cell table:style-name="ce2" office:value-type="string" calcext:value-type="string">
            <text:p>Recepción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0165" calcext:value-type="float">
            <text:p>19016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Pentium SSD SARI: I 19016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mpello Ángel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marca CX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6-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605" calcext:value-type="float">
            <text:p>19360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19360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 la Mata Esteban</text:p>
          </table:table-cell>
          <table:table-cell table:style-name="ce2" office:value-type="string" calcext:value-type="string">
            <text:p>Mesa de entradas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6 I-190079 207GHWXH8003947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8" calcext:value-type="float">
            <text:p>194388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 I-194388 830131905250075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galí Rodriguez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8" calcext:value-type="float">
            <text:p>194388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2 I-194388 8301220032500227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2" calcext:value-type="float">
            <text:p>194392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3 I-194392 830131905250015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7" calcext:value-type="float">
            <text:p>194387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6 I-194387 830131905250075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Urgorri Miriam</text:p>
          </table:table-cell>
          <table:table-cell table:style-name="ce2" office:value-type="string" calcext:value-type="string">
            <text:p>Genérico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2" calcext:value-type="float">
            <text:p>194392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4 I-194392 830122003250022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7" calcext:value-type="float">
            <text:p>194387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OFICINA SEC PRIVADA - T5 I-194387 830122003250023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iko Maximiliano</text:p>
          </table:table-cell>
          <table:table-cell table:style-name="ce2" office:value-type="string" calcext:value-type="string">
            <text:p>Movilidad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9" calcext:value-type="float">
            <text:p>194389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7 I-194389 830122003250022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89" calcext:value-type="float">
            <text:p>194389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8 I-194389 830131905250015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3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3" calcext:value-type="float">
            <text:p>194393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9 I-194393 830131901250033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1" calcext:value-type="float">
            <text:p>194391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4 I-194391 830131901250033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7GHWXH8003A121</text:p>
          </table:table-cell>
          <table:table-cell table:style-name="ce11" office:value-type="float" office:value="190080" calcext:value-type="float">
            <text:p>190080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5 I-190080 207GHWXH8003A121</text:p>
          </table:table-cell>
          <table:table-cell table:style-name="ce2" office:value-type="string" calcext:value-type="string">
            <text:p>FALTA REGISTRAR ASIGNACION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ora Soria</text:p>
          </table:table-cell>
          <table:table-cell table:style-name="ce2" office:value-type="string" calcext:value-type="string">
            <text:p>Recepción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2-4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Fijo</text:p>
          </table:table-cell>
          <table:table-cell table:style-name="ce13" office:value-type="string" calcext:value-type="string">
            <text:p>F1 2121116100D1939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Tacari Nerea</text:p>
          </table:table-cell>
          <table:table-cell table:style-name="ce2" office:value-type="string" calcext:value-type="string">
            <text:p>Subsecretaria de Políticas de Igualdad y Diversidad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2-4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Fijo</text:p>
          </table:table-cell>
          <table:table-cell table:style-name="ce13" office:value-type="string" calcext:value-type="string">
            <text:p>F2 271FV9TH60BAFD2B</text:p>
          </table:table-cell>
          <table:table-cell table:style-name="ce2" office:value-type="string" calcext:value-type="string">
            <text:p>FALTA ASIGNACION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Holub Germán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1-04-12" calcext:value-type="date">
            <text:p>12/04/21</text:p>
          </table:table-cell>
          <table:table-cell table:style-name="ce21" office:value-type="string" calcext:value-type="string">
            <text:p>7-6-4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SD 500G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ucas Maurice</text:p>
          </table:table-cell>
          <table:table-cell table:style-name="ce2" office:value-type="string" calcext:value-type="string">
            <text:p/>
          </table:table-cell>
          <table:table-cell table:style-name="ce5" office:value-type="date" office:date-value="2021-04-16" calcext:value-type="date">
            <text:p>16/04/21</text:p>
          </table:table-cell>
          <table:table-cell table:style-name="ce21" office:value-type="string" calcext:value-type="string">
            <text:p>9-4-5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C2 Cámara we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16" calcext:value-type="date">
            <text:p>16/04/21</text:p>
          </table:table-cell>
          <table:table-cell table:style-name="ce21" office:value-type="string" calcext:value-type="string">
            <text:p>9-4-5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C3 Cámara we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19" calcext:value-type="date">
            <text:p>19/04/21</text:p>
          </table:table-cell>
          <table:table-cell table:style-name="ce21" office:value-type="string" calcext:value-type="string">
            <text:p>11-9-5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5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5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4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5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6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6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6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0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6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1-05-15" calcext:value-type="date">
            <text:p>15/05/21</text:p>
          </table:table-cell>
          <table:table-cell table:style-name="ce21" office:value-type="string" calcext:value-type="string">
            <text:p>7-12-9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98" calcext:value-type="float">
            <text:p>194498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I-194498 - Lenovo TAB M10 HA1922TS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5-19" calcext:value-type="date">
            <text:p>19/05/21</text:p>
          </table:table-cell>
          <table:table-cell table:style-name="ce21" office:value-type="string" calcext:value-type="string">
            <text:p>7-7-13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PF23563R</text:p>
          </table:table-cell>
          <table:table-cell table:style-name="ce11" office:value-type="float" office:value="194462" calcext:value-type="float">
            <text:p>19446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F23563R SARI: I-19446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Urgorri Miriam</text:p>
          </table:table-cell>
          <table:table-cell table:style-name="ce2" office:value-type="string" calcext:value-type="string">
            <text:p>Genérico</text:p>
          </table:table-cell>
          <table:table-cell table:style-name="ce5" office:value-type="date" office:date-value="2021-06-03" calcext:value-type="date">
            <text:p>03/06/21</text:p>
          </table:table-cell>
          <table:table-cell table:style-name="ce21" office:value-type="string" calcext:value-type="string">
            <text:p>6-7-14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ND0260GV9</text:p>
          </table:table-cell>
          <table:table-cell table:style-name="ce11" office:value-type="float" office:value="194468" calcext:value-type="float">
            <text:p>194468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HP core i3 S/N: CND0260GV9 SARI: I-19446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6-04" calcext:value-type="date">
            <text:p>04/06/21</text:p>
          </table:table-cell>
          <table:table-cell table:style-name="ce21" office:value-type="string" calcext:value-type="string">
            <text:p>9-4-6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WebCam LOGITECH C920S P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1-06-11" calcext:value-type="date">
            <text:p>11/06/21</text:p>
          </table:table-cell>
          <table:table-cell table:style-name="ce21" office:value-type="string" calcext:value-type="string">
            <text:p>9-17-37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GENERICA s/n: 00028727006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Tacari Nerea</text:p>
          </table:table-cell>
          <table:table-cell table:style-name="ce2" office:value-type="string" calcext:value-type="string">
            <text:p>Subsecretaria de Políticas de Igualdad y Diversidad</text:p>
          </table:table-cell>
          <table:table-cell table:style-name="ce5" office:value-type="date" office:date-value="2021-06-15" calcext:value-type="date">
            <text:p>15/06/21</text:p>
          </table:table-cell>
          <table:table-cell table:style-name="ce21" office:value-type="string" calcext:value-type="string">
            <text:p>7-7-13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HP core i3 S/N: CND0260H79 SARI: I-19446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1-08-02" calcext:value-type="date">
            <text:p>02/08/21</text:p>
          </table:table-cell>
          <table:table-cell table:style-name="ce21" office:value-type="string" calcext:value-type="string">
            <text:p>7-8-13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001OPX005200040357</text:p>
          </table:table-cell>
          <table:table-cell table:style-name="ce11" office:value-type="float" office:value="194478" calcext:value-type="float">
            <text:p>194478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/N: 001OPX005200040357 sari: I-19447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1-08-02" calcext:value-type="date">
            <text:p>02/08/21</text:p>
          </table:table-cell>
          <table:table-cell table:style-name="ce21" office:value-type="string" calcext:value-type="string">
            <text:p>6-5-13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0994</text:p>
          </table:table-cell>
          <table:table-cell table:style-name="ce11" office:value-type="float" office:value="194486" calcext:value-type="float">
            <text:p>194486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994 SARI: I-19448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1-08-05" calcext:value-type="date">
            <text:p>05/08/21</text:p>
          </table:table-cell>
          <table:table-cell table:style-name="ce21" office:value-type="string" calcext:value-type="string">
            <text:p>12-14-9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Modem 4G con USB</text:p>
          </table:table-cell>
          <table:table-cell table:style-name="ce13" office:value-type="string" calcext:value-type="string">
            <text:p>Modem ZTE - MF971V - IMEI 86962602115311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8-30" calcext:value-type="date">
            <text:p>30/08/21</text:p>
          </table:table-cell>
          <table:table-cell table:style-name="ce21" office:value-type="string" calcext:value-type="string">
            <text:p>12-10-7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Token</text:p>
          </table:table-cell>
          <table:table-cell table:style-name="ce13" office:value-type="string" calcext:value-type="string">
            <text:p>token mtoken cryptoid - 20092300005028</text:p>
          </table:table-cell>
          <table:table-cell table:style-name="ce2" office:value-type="string" calcext:value-type="string">
            <text:p>FALTA ASIGNACION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3" calcext:value-type="date">
            <text:p>03/09/21</text:p>
          </table:table-cell>
          <table:table-cell table:style-name="ce21" office:value-type="string" calcext:value-type="string">
            <text:p>12-11-7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Proyector</text:p>
          </table:table-cell>
          <table:table-cell table:style-name="ce13" office:value-type="string" calcext:value-type="string">
            <text:p>PROYECTOR ACER MRJL8110095450082d8400</text:p>
          </table:table-cell>
          <table:table-cell table:style-name="ce2" office:value-type="string" calcext:value-type="string">
            <text:p>FIRMADO Y DEVUELTO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7" calcext:value-type="date">
            <text:p>07/09/21</text:p>
          </table:table-cell>
          <table:table-cell table:style-name="ce21" office:value-type="string" calcext:value-type="string">
            <text:p>7-12-7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1" calcext:value-type="float">
            <text:p>10019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1 - Lenovo TAB M10 HA1B8G0A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7" calcext:value-type="date">
            <text:p>07/09/21</text:p>
          </table:table-cell>
          <table:table-cell table:style-name="ce21" office:value-type="string" calcext:value-type="string">
            <text:p>7-12-7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3" calcext:value-type="float">
            <text:p>10019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3 - Lenovo TAB M10 HA1B8FTC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7" calcext:value-type="date">
            <text:p>07/09/21</text:p>
          </table:table-cell>
          <table:table-cell table:style-name="ce21" office:value-type="string" calcext:value-type="string">
            <text:p>7-12-8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4" calcext:value-type="float">
            <text:p>100194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4 - Lenovo TAB M10 HA1B5CZN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9" calcext:value-type="date">
            <text:p>09/09/21</text:p>
          </table:table-cell>
          <table:table-cell table:style-name="ce21" office:value-type="string" calcext:value-type="string">
            <text:p>7-12-8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2" calcext:value-type="float">
            <text:p>10019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2 - Lenovo TAB M10 HA1B7QVF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09-09" calcext:value-type="date">
            <text:p>09/09/21</text:p>
          </table:table-cell>
          <table:table-cell table:style-name="ce21" office:value-type="string" calcext:value-type="string">
            <text:p>7-12-8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5" calcext:value-type="float">
            <text:p>10019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5 - Lenovo TAB M10 HA1B8FXT</text:p>
          </table:table-cell>
          <table:table-cell table:style-name="ce2" office:value-type="string" calcext:value-type="string">
            <text:p>FIRMADO POR TRABUCH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1-09-09" calcext:value-type="date">
            <text:p>09/09/21</text:p>
          </table:table-cell>
          <table:table-cell table:style-name="ce21" office:value-type="string" calcext:value-type="string">
            <text:p>7-12-8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196" calcext:value-type="float">
            <text:p>100196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E-100196 - Lenovo TAB M10 HA1B7VVX</text:p>
          </table:table-cell>
          <table:table-cell table:style-name="ce2" office:value-type="string" calcext:value-type="string">
            <text:p>Si / TMB FIRMADO POR TRABUCH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1-09-24" calcext:value-type="date">
            <text:p>24/09/21</text:p>
          </table:table-cell>
          <table:table-cell table:style-name="ce21" office:value-type="string" calcext:value-type="string">
            <text:p>7-7-8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PF2J9SKZ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Lenovo i5 - 82C4 - PF2J9SKZ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1-10-20" calcext:value-type="date">
            <text:p>20/10/21</text:p>
          </table:table-cell>
          <table:table-cell table:style-name="ce21" office:value-type="string" calcext:value-type="string">
            <text:p>7-7-8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HP tpn-Q186 I 19025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Carolina Tarre</text:p>
          </table:table-cell>
          <table:table-cell table:style-name="ce2" office:value-type="string" calcext:value-type="string">
            <text:p>Directora Despacho</text:p>
          </table:table-cell>
          <table:table-cell table:style-name="ce5" office:value-type="date" office:date-value="2021-10-20" calcext:value-type="date">
            <text:p>20/10/21</text:p>
          </table:table-cell>
          <table:table-cell table:style-name="ce21" office:value-type="string" calcext:value-type="string">
            <text:p>14-20-33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despacho - aire acondicionado surrey 3000 frigorias. adquirido por res 94/2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lisa Trabuchi</text:p>
          </table:table-cell>
          <table:table-cell table:style-name="ce2" office:value-type="string" calcext:value-type="string">
            <text:p>SECRETARIA DE PLANIFICACIÓN Y COORDINACION ADMINISTRATIVA, LEGAL Y TÉCNICA</text:p>
          </table:table-cell>
          <table:table-cell table:style-name="ce5" office:value-type="date" office:date-value="2021-11-01" calcext:value-type="date">
            <text:p>01/11/21</text:p>
          </table:table-cell>
          <table:table-cell table:style-name="ce21" office:value-type="string" calcext:value-type="string">
            <text:p>12-13-8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lisa Trabuchi</text:p>
          </table:table-cell>
          <table:table-cell table:style-name="ce2" office:value-type="string" calcext:value-type="string">
            <text:p>SECRETARIA DE PLANIFICACIÓN Y COORDINACION ADMINISTRATIVA, LEGAL Y TÉCNICA</text:p>
          </table:table-cell>
          <table:table-cell table:style-name="ce5" office:value-type="date" office:date-value="2021-11-01" calcext:value-type="date">
            <text:p>01/11/21</text:p>
          </table:table-cell>
          <table:table-cell table:style-name="ce21" office:value-type="string" calcext:value-type="string">
            <text:p>12-13-8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lisa Trabuchi</text:p>
          </table:table-cell>
          <table:table-cell table:style-name="ce2" office:value-type="string" calcext:value-type="string">
            <text:p>SECRETARIA DE PLANIFICACIÓN Y COORDINACION ADMINISTRATIVA, LEGAL Y TÉCNICA</text:p>
          </table:table-cell>
          <table:table-cell table:style-name="ce5" office:value-type="date" office:date-value="2021-11-01" calcext:value-type="date">
            <text:p>01/11/21</text:p>
          </table:table-cell>
          <table:table-cell table:style-name="ce21" office:value-type="string" calcext:value-type="string">
            <text:p>12-13-8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lisa Trabuchi</text:p>
          </table:table-cell>
          <table:table-cell table:style-name="ce2" office:value-type="string" calcext:value-type="string">
            <text:p>SECRETARIA DE PLANIFICACIÓN Y COORDINACION ADMINISTRATIVA, LEGAL Y TÉCNICA</text:p>
          </table:table-cell>
          <table:table-cell table:style-name="ce5" office:value-type="date" office:date-value="2021-11-01" calcext:value-type="date">
            <text:p>01/11/21</text:p>
          </table:table-cell>
          <table:table-cell table:style-name="ce21" office:value-type="string" calcext:value-type="string">
            <text:p>12-13-9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Licencia</text:p>
          </table:table-cell>
          <table:table-cell table:style-name="ce13" office:value-type="string" calcext:value-type="string">
            <text:p>Windows 10 Pro Num.Lic: 75457433 Num.Parte: FQC-0947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lón Agustina</text:p>
          </table:table-cell>
          <table:table-cell table:style-name="ce2" office:value-type="string" calcext:value-type="string">
            <text:p>Secretaría privada</text:p>
          </table:table-cell>
          <table:table-cell table:style-name="ce5" office:value-type="date" office:date-value="2022-01-02" calcext:value-type="date">
            <text:p>02/01/22</text:p>
          </table:table-cell>
          <table:table-cell table:style-name="ce21" office:value-type="string" calcext:value-type="string">
            <text:p>7-8-2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8064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Faccioli Melisa</text:p>
          </table:table-cell>
          <table:table-cell table:style-name="ce2" office:value-type="string" calcext:value-type="string">
            <text:p>Equipo de Sol Rodriguez</text:p>
          </table:table-cell>
          <table:table-cell table:style-name="ce5" office:value-type="date" office:date-value="2022-02-11" calcext:value-type="date">
            <text:p>11/02/22</text:p>
          </table:table-cell>
          <table:table-cell table:style-name="ce21" office:value-type="string" calcext:value-type="string">
            <text:p>7-7-9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5cd733319b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HP 240 G6 #5cd733319b ProdId: 1NW23LA#AC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Perotti Josefina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6-5-10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18512101611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Perotti Josefina</text:p>
          </table:table-cell>
          <table:table-cell table:style-name="ce2" office:value-type="string" calcext:value-type="string">
            <text:p>Jurídica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8-10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i3-3240 4Gb RAM SARI: I 17814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12-1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97" calcext:value-type="float">
            <text:p>19449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LENOVO TAB M10 S/N HA191C9B SARI:19449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12-10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99" calcext:value-type="float">
            <text:p>194499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LENOVO TAB M10 S/N HA18TXLW SARI:19449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12-10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Tablet</text:p>
          </table:table-cell>
          <table:table-cell table:style-name="ce13" office:value-type="string" calcext:value-type="string">
            <text:p>LENOVO TAB M10 S/N HA18TXL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rnes Celeste</text:p>
          </table:table-cell>
          <table:table-cell table:style-name="ce2" office:value-type="string" calcext:value-type="string">
            <text:p>Becaria</text:p>
          </table:table-cell>
          <table:table-cell table:style-name="ce5" office:value-type="date" office:date-value="2022-03-08" calcext:value-type="date">
            <text:p>08/03/22</text:p>
          </table:table-cell>
          <table:table-cell table:style-name="ce21" office:value-type="string" calcext:value-type="string">
            <text:p>7-8-11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78141</text:p>
          </table:table-cell>
          <table:table-cell table:style-name="ce2" office:value-type="string" calcext:value-type="string">
            <text:p>no hay firma de mermes celeste – esta el prestamo anterior a costa victoria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Sandra Nardi</text:p>
          </table:table-cell>
          <table:table-cell table:style-name="ce2" office:value-type="string" calcext:value-type="string">
            <text:p>Recepción</text:p>
          </table:table-cell>
          <table:table-cell table:style-name="ce5" office:value-type="date" office:date-value="2022-03-08" calcext:value-type="date">
            <text:p>08/03/22</text:p>
          </table:table-cell>
          <table:table-cell table:style-name="ce21" office:value-type="string" calcext:value-type="string">
            <text:p>6-5-12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4096" calcext:value-type="float">
            <text:p>174096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Samsung SARI: I-017409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 la Mata Esteban</text:p>
          </table:table-cell>
          <table:table-cell table:style-name="ce2" office:value-type="string" calcext:value-type="string">
            <text:p>Mesa de entradas</text:p>
          </table:table-cell>
          <table:table-cell table:style-name="ce5" office:value-type="date" office:date-value="2022-03-08" calcext:value-type="date">
            <text:p>08/03/22</text:p>
          </table:table-cell>
          <table:table-cell table:style-name="ce21" office:value-type="string" calcext:value-type="string">
            <text:p>6-5-1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017814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elisa Trabuchi</text:p>
          </table:table-cell>
          <table:table-cell table:style-name="ce2" office:value-type="string" calcext:value-type="string">
            <text:p>SECRETARIA DE PLANIFICACIÓN Y COORDINACION ADMINISTRATIVA, LEGAL Y TÉCNICA</text:p>
          </table:table-cell>
          <table:table-cell table:style-name="ce5" office:value-type="date" office:date-value="2022-03-09" calcext:value-type="date">
            <text:p>09/03/22</text:p>
          </table:table-cell>
          <table:table-cell table:style-name="ce21" office:value-type="string" calcext:value-type="string">
            <text:p>7-7-13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PF235AP7</text:p>
          </table:table-cell>
          <table:table-cell table:style-name="ce11" office:value-type="float" office:value="194463" calcext:value-type="float">
            <text:p>19446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F235AP7 SARI: I-194463</text:p>
          </table:table-cell>
          <table:table-cell table:style-name="ce2" office:value-type="string" calcext:value-type="string">
            <text:p>falta firma melisa trabuch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il Marina</text:p>
          </table:table-cell>
          <table:table-cell table:style-name="ce2" office:value-type="string" calcext:value-type="string">
            <text:p>Subsecretaria Legal y Técnica y Gestión de la información</text:p>
          </table:table-cell>
          <table:table-cell table:style-name="ce5" office:value-type="date" office:date-value="2022-03-29" calcext:value-type="date">
            <text:p>29/03/22</text:p>
          </table:table-cell>
          <table:table-cell table:style-name="ce21" office:value-type="string" calcext:value-type="string">
            <text:p>13-19-18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Libreria</text:p>
          </table:table-cell>
          <table:table-cell table:style-name="ce2" office:value-type="string" calcext:value-type="string">
            <text:p>Libro</text:p>
          </table:table-cell>
          <table:table-cell table:style-name="ce13" office:value-type="string" calcext:value-type="string">
            <text:p>LIBRO LEY 12510 COMENTAD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Quinteros Magalí</text:p>
          </table:table-cell>
          <table:table-cell table:style-name="ce2" office:value-type="string" calcext:value-type="string">
            <text:p>-</text:p>
          </table:table-cell>
          <table:table-cell table:style-name="ce5" office:value-type="date" office:date-value="2022-04-08" calcext:value-type="date">
            <text:p>08/04/22</text:p>
          </table:table-cell>
          <table:table-cell table:style-name="ce21" office:value-type="string" calcext:value-type="string">
            <text:p>7-8-19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negra i3 ssd 4Gb Ram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Quinteros Magalí</text:p>
          </table:table-cell>
          <table:table-cell table:style-name="ce2" office:value-type="string" calcext:value-type="string">
            <text:p>-</text:p>
          </table:table-cell>
          <table:table-cell table:style-name="ce5" office:value-type="date" office:date-value="2022-04-08" calcext:value-type="date">
            <text:p>08/04/22</text:p>
          </table:table-cell>
          <table:table-cell table:style-name="ce21" office:value-type="string" calcext:value-type="string">
            <text:p>6-5-19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I-18987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2-04-20" calcext:value-type="date">
            <text:p>20/04/22</text:p>
          </table:table-cell>
          <table:table-cell table:style-name="ce21" office:value-type="string" calcext:value-type="string">
            <text:p>7-7-19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HP 250 G7 core I3 SN#CNDO260HON ProdID 153B7LT#AC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2-05-04" calcext:value-type="date">
            <text:p>04/05/22</text:p>
          </table:table-cell>
          <table:table-cell table:style-name="ce21" office:value-type="string" calcext:value-type="string">
            <text:p>7-7-19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5H7KPG3</text:p>
          </table:table-cell>
          <table:table-cell table:style-name="ce11" office:value-type="float" office:value="1001763" calcext:value-type="float">
            <text:p>100176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1763 Y S/N: 5H7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5-20" calcext:value-type="date">
            <text:p>20/05/22</text:p>
          </table:table-cell>
          <table:table-cell table:style-name="ce21" office:value-type="string" calcext:value-type="string">
            <text:p>13-19-21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6MSKPG3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2 Y S/N: 6MS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5-23" calcext:value-type="date">
            <text:p>23/05/22</text:p>
          </table:table-cell>
          <table:table-cell table:style-name="ce21" office:value-type="string" calcext:value-type="string">
            <text:p>7-7-22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9PSKPG3</text:p>
          </table:table-cell>
          <table:table-cell table:style-name="ce11" office:value-type="float" office:value="100764" calcext:value-type="float">
            <text:p>100764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4 Y S/N: 9PS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3" calcext:value-type="date">
            <text:p>23/05/22</text:p>
          </table:table-cell>
          <table:table-cell table:style-name="ce21" office:value-type="string" calcext:value-type="string">
            <text:p>7-7-22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CNSKPG3</text:p>
          </table:table-cell>
          <table:table-cell table:style-name="ce11" office:value-type="float" office:value="100765" calcext:value-type="float">
            <text:p>10076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5 Y S/N: CNS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3</text:p>
          </table:table-cell>
          <table:table-cell table:style-name="ce11" office:value-type="float" office:value="100869" calcext:value-type="float">
            <text:p>100869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9 S/N: 4K378030044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7-8-25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79</text:p>
          </table:table-cell>
          <table:table-cell table:style-name="ce11" office:value-type="float" office:value="100822" calcext:value-type="float">
            <text:p>10082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9 SARI: E-10082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7-8-25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74</text:p>
          </table:table-cell>
          <table:table-cell table:style-name="ce11" office:value-type="float" office:value="100828" calcext:value-type="float">
            <text:p>100828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4 SARI: E-10082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6-5-26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402</text:p>
          </table:table-cell>
          <table:table-cell table:style-name="ce11" office:value-type="float" office:value="100832" calcext:value-type="float">
            <text:p>10083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2 SARI: E-10083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6-5-26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73</text:p>
          </table:table-cell>
          <table:table-cell table:style-name="ce11" office:value-type="float" office:value="100835" calcext:value-type="float">
            <text:p>100835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73 SARI: E-10083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rinaro Florencia</text:p>
          </table:table-cell>
          <table:table-cell table:style-name="ce2" office:value-type="string" calcext:value-type="string">
            <text:p>Ministra de Igualdad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4-32-30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Televisor smart</text:p>
          </table:table-cell>
          <table:table-cell table:style-name="ce13" office:value-type="string" calcext:value-type="string">
            <text:p>TV SMART 65" 4K PHILIPS 65PUD7906/77 S/N: ZA1A220500746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2-05-27" calcext:value-type="date">
            <text:p>27/05/22</text:p>
          </table:table-cell>
          <table:table-cell table:style-name="ce21" office:value-type="string" calcext:value-type="string">
            <text:p>11-22-26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5</text:p>
          </table:table-cell>
          <table:table-cell table:style-name="ce11" office:value-type="float" office:value="100856" calcext:value-type="float">
            <text:p>100856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6 S/N: 4K378030044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75</text:p>
          </table:table-cell>
          <table:table-cell table:style-name="ce11" office:value-type="float" office:value="100773" calcext:value-type="float">
            <text:p>100773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3 S/N: UO210670307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1</text:p>
          </table:table-cell>
          <table:table-cell table:style-name="ce11" office:value-type="float" office:value="100774" calcext:value-type="float">
            <text:p>100774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4 S/N: UO210670306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8" calcext:value-type="date">
            <text:p>08/06/22</text:p>
          </table:table-cell>
          <table:table-cell table:style-name="ce21" office:value-type="string" calcext:value-type="string">
            <text:p>12-39-36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Estabilizador 3 ejes - de celular</text:p>
          </table:table-cell>
          <table:table-cell table:style-name="ce13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8" calcext:value-type="date">
            <text:p>08/06/22</text:p>
          </table:table-cell>
          <table:table-cell table:style-name="ce21" office:value-type="string" calcext:value-type="string">
            <text:p>12-39-37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Estabilizador 3 ejes - de celular</text:p>
          </table:table-cell>
          <table:table-cell table:style-name="ce13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ode Gustavo</text:p>
          </table:table-cell>
          <table:table-cell table:style-name="ce2" office:value-type="string" calcext:value-type="string">
            <text:p>Secretario de Planificación y coordinación administrativa legal y técnica</text:p>
          </table:table-cell>
          <table:table-cell table:style-name="ce5" office:value-type="date" office:date-value="2022-06-08" calcext:value-type="date">
            <text:p>08/06/22</text:p>
          </table:table-cell>
          <table:table-cell table:style-name="ce21" office:value-type="string" calcext:value-type="string">
            <text:p>1-28-37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SALA VIDEOCONFERENCIA - MUEBLE DE GUARDADO Y TV A MEDIDA COLOR GRIS CENIZA - RES 80/2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7-8-33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76</text:p>
          </table:table-cell>
          <table:table-cell table:style-name="ce11" office:value-type="float" office:value="100825" calcext:value-type="float">
            <text:p>10082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6 SARI: E-10082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6-5-33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432</text:p>
          </table:table-cell>
          <table:table-cell table:style-name="ce11" office:value-type="float" office:value="100836" calcext:value-type="float">
            <text:p>100836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32 SARI: E-10083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9-17-33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59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5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9-17-34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90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90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9-17-34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74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7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9-17-34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58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5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9-17-34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90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90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11-22-34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9</text:p>
          </table:table-cell>
          <table:table-cell table:style-name="ce11" office:value-type="float" office:value="100867" calcext:value-type="float">
            <text:p>100867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7 S/N: 4K378030044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4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1</text:p>
          </table:table-cell>
          <table:table-cell table:style-name="ce11" office:value-type="float" office:value="100863" calcext:value-type="float">
            <text:p>100863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3 S/N: 4K378030043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5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13</text:p>
          </table:table-cell>
          <table:table-cell table:style-name="ce11" office:value-type="float" office:value="100843" calcext:value-type="float">
            <text:p>100843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3 S/N: 4K378030051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5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0</text:p>
          </table:table-cell>
          <table:table-cell table:style-name="ce11" office:value-type="float" office:value="100845" calcext:value-type="float">
            <text:p>100845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5 S/N: 4K378030052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5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7</text:p>
          </table:table-cell>
          <table:table-cell table:style-name="ce11" office:value-type="float" office:value="100872" calcext:value-type="float">
            <text:p>100872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2 S/N: 4K378030044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5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4</text:p>
          </table:table-cell>
          <table:table-cell table:style-name="ce11" office:value-type="float" office:value="100865" calcext:value-type="float">
            <text:p>100865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5 S/N: 4K378030043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6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2</text:p>
          </table:table-cell>
          <table:table-cell table:style-name="ce11" office:value-type="float" office:value="100866" calcext:value-type="float">
            <text:p>100866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6 S/N: 4K378030043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6-13" calcext:value-type="date">
            <text:p>13/06/22</text:p>
          </table:table-cell>
          <table:table-cell table:style-name="ce21" office:value-type="string" calcext:value-type="string">
            <text:p>2-42-37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bluetooth con cargador</text:p>
          </table:table-cell>
          <table:table-cell table:style-name="ce13" office:value-type="string" calcext:value-type="string">
            <text:p>LS-4930 SENTEY Parlante portatil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6-15-37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LS19B300 Sari: I-0174063 S/N: S041H9XD301014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6-15-37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LS19B300 Sari: I-0174084 S/N: S041H9XD304823T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7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1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1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7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6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6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7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66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6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7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0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0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6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6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7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7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890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890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873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87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8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91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9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3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717536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9-17-38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47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717547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7-7-39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1766 Y S/N: 3J5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Tacari Nerea</text:p>
          </table:table-cell>
          <table:table-cell table:style-name="ce2" office:value-type="string" calcext:value-type="string">
            <text:p>Subsecretaria de Políticas de Igualdad y Diversidad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0" calcext:value-type="float">
            <text:p>100930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0 S/N: 830172012251856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2" calcext:value-type="float">
            <text:p>100932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2 S/N: 830172012251856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Bellini María Eva</text:p>
          </table:table-cell>
          <table:table-cell table:style-name="ce2" office:value-type="string" calcext:value-type="string">
            <text:p>Subsecretaria de Planificación evaluación y cooperación estratégica de políticas de igualdad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3" calcext:value-type="float">
            <text:p>100933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3 S/N: 830172012251856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4" calcext:value-type="float">
            <text:p>100934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4 S/N: 830172012251857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6" calcext:value-type="float">
            <text:p>100936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6 S/N: 830172012251856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21" calcext:value-type="date">
            <text:p>21/06/22</text:p>
          </table:table-cell>
          <table:table-cell table:style-name="ce21" office:value-type="string" calcext:value-type="string">
            <text:p>6-15-41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Con transformador</text:p>
          </table:table-cell>
          <table:table-cell table:style-name="ce13" office:value-type="string" calcext:value-type="string">
            <text:p>Monitor Samsung Led S/N: 029UH9XH410945N sin SARI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6-21" calcext:value-type="date">
            <text:p>21/06/22</text:p>
          </table:table-cell>
          <table:table-cell table:style-name="ce21" office:value-type="string" calcext:value-type="string">
            <text:p>7-8-41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PC Biswal Intel Celeron SSD 120GB, SARI: E009079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21" calcext:value-type="date">
            <text:p>21/06/22</text:p>
          </table:table-cell>
          <table:table-cell table:style-name="ce21" office:value-type="string" calcext:value-type="string">
            <text:p>4-2-41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Fijo</text:p>
          </table:table-cell>
          <table:table-cell table:style-name="ce13" office:value-type="string" calcext:value-type="string">
            <text:p>GRANDSTREAM GXP1625 S/N:20EZ1ZBJ40D67828 SARI:I-19259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ora Soria</text:p>
          </table:table-cell>
          <table:table-cell table:style-name="ce2" office:value-type="string" calcext:value-type="string">
            <text:p>Recepción</text:p>
          </table:table-cell>
          <table:table-cell table:style-name="ce5" office:value-type="date" office:date-value="2022-06-22" calcext:value-type="date">
            <text:p>22/06/22</text:p>
          </table:table-cell>
          <table:table-cell table:style-name="ce21" office:value-type="string" calcext:value-type="string">
            <text:p>7-8-4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4089" calcext:value-type="float">
            <text:p>174089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PC Performance Intel Core i3 SSD 120GB, SARI: I-017408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ora Soria</text:p>
          </table:table-cell>
          <table:table-cell table:style-name="ce2" office:value-type="string" calcext:value-type="string">
            <text:p>Recepción</text:p>
          </table:table-cell>
          <table:table-cell table:style-name="ce5" office:value-type="date" office:date-value="2022-06-22" calcext:value-type="date">
            <text:p>22/06/22</text:p>
          </table:table-cell>
          <table:table-cell table:style-name="ce21" office:value-type="string" calcext:value-type="string">
            <text:p>6-5-42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1743059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Muiños Emanuel</text:p>
          </table:table-cell>
          <table:table-cell table:style-name="ce2" office:value-type="string" calcext:value-type="string">
            <text:p>Jefe Movilidad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15-47-46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Herramienta para automotores</text:p>
          </table:table-cell>
          <table:table-cell table:style-name="ce2" office:value-type="string" calcext:value-type="string">
            <text:p>Gato hidraulico</text:p>
          </table:table-cell>
          <table:table-cell table:style-name="ce13" office:value-type="string" calcext:value-type="string">
            <text:p>CRIQUE BOTELLA 2T CROSSMAN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lvo Marcela</text:p>
          </table:table-cell>
          <table:table-cell table:style-name="ce2" office:value-type="string" calcext:value-type="string">
            <text:p>Secretaria Privada</text:p>
          </table:table-cell>
          <table:table-cell table:style-name="ce5" office:value-type="date" office:date-value="2022-06-27" calcext:value-type="date">
            <text:p>27/06/22</text:p>
          </table:table-cell>
          <table:table-cell table:style-name="ce21" office:value-type="string" calcext:value-type="string">
            <text:p>7-7-9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0010PX000400758841</text:p>
          </table:table-cell>
          <table:table-cell table:style-name="ce11" office:value-type="float" office:value="186920" calcext:value-type="float">
            <text:p>18692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CX 230xx NOTEBOOK 14", I0186920, 0010PX00040075884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6-27" calcext:value-type="date">
            <text:p>27/06/22</text:p>
          </table:table-cell>
          <table:table-cell table:style-name="ce21" office:value-type="string" calcext:value-type="string">
            <text:p>7-8-43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5-placa de video 2GB VGA, 8GB RAM, SSD 256GB, HD 2TB sin sari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rrientes 2879 </text:p>
          </table:table-cell>
          <table:table-cell table:style-name="ce2" office:value-type="string" calcext:value-type="string">
            <text:p>Ministerio de Igualdad, Genero y Diversidad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7-05" calcext:value-type="date">
            <text:p>05/07/22</text:p>
          </table:table-cell>
          <table:table-cell table:style-name="ce21" office:value-type="string" calcext:value-type="string">
            <text:p>2-52-50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Microfono inalambrico doble con receptor</text:p>
          </table:table-cell>
          <table:table-cell table:style-name="ce13" office:value-type="string" calcext:value-type="string">
            <text:p>Micrófono Inalámbrico UHF doble mano ROSS MU-626 con adaptador miniplug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ello Agustín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0019-12-30" calcext:value-type="date">
            <text:p>01/01/20</text:p>
          </table:table-cell>
          <table:table-cell table:style-name="ce21" office:value-type="string" calcext:value-type="string">
            <text:p>1-25-3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ovaisa Jimen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1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orgogno Luciano</text:p>
          </table:table-cell>
          <table:table-cell table:style-name="ce2" office:value-type="string" calcext:value-type="string">
            <text:p>DGA Subdirector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DG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lason Jesús</text:p>
          </table:table-cell>
          <table:table-cell table:style-name="ce2" office:value-type="string" calcext:value-type="string">
            <text:p>DGA Habilitacio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Palud Gabrie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astaldi Paula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HABILITACION - ADQUIRIDA POR SEC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2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PERSONAL - ADQUIRIDA POR SEC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3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TESORERIA - ADQUIRIDA POR SEC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23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CONTABLE - ADQUIRIDA POR SEC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os Marian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23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SILLA CONTABLE - ADQUIRIDA POR SEC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Silvetti Gustavo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1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ites Sánchez Lucía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3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PLANTA ALTA INFORMATICA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31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PLANTA ALTA INFORMATICA - SILLA - ADQUISICION RALIZA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31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PLANTA ALTA SECTORIAL INFORMATICA - SILLA - ADQUISICION RALIZA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ovaisa Jimen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0126</text:p>
          </table:table-cell>
          <table:table-cell table:style-name="ce11" office:value-type="float" office:value="194481" calcext:value-type="float">
            <text:p>194481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126 SARI: I-19448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orgogno Luciano</text:p>
          </table:table-cell>
          <table:table-cell table:style-name="ce2" office:value-type="string" calcext:value-type="string">
            <text:p>DGA Subdirector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2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1849</text:p>
          </table:table-cell>
          <table:table-cell table:style-name="ce11" office:value-type="float" office:value="194485" calcext:value-type="float">
            <text:p>194485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1849 SARI: I-19448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1-03-03" calcext:value-type="date">
            <text:p>03/03/21</text:p>
          </table:table-cell>
          <table:table-cell table:style-name="ce21" office:value-type="string" calcext:value-type="string">
            <text:p>6-5-13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0111</text:p>
          </table:table-cell>
          <table:table-cell table:style-name="ce11" office:value-type="float" office:value="194483" calcext:value-type="float">
            <text:p>19448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111 SARI: I-19448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1-03-11" calcext:value-type="date">
            <text:p>11/03/21</text:p>
          </table:table-cell>
          <table:table-cell table:style-name="ce21" office:value-type="string" calcext:value-type="string">
            <text:p>7-6-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HP - SP-Q045-22 SARI: I-319362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ovaisa Jimen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1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1" calcext:value-type="float">
            <text:p>19447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Intel i3-placa video 1GB VGA, 4GB RAM, SSD 256SARI: I-19447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1-03-30" calcext:value-type="date">
            <text:p>30/03/21</text:p>
          </table:table-cell>
          <table:table-cell table:style-name="ce21" office:value-type="string" calcext:value-type="string">
            <text:p>7-8-2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2560" calcext:value-type="float">
            <text:p>19256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LENOVO i3-8100 SARI: I-19256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Palud Gabrie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3-6100 8RAM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2" calcext:value-type="float">
            <text:p>19447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Intel i3-placa video 1GB VGA, 4GB RAM, SSD 256 SARI I-194472 - en Oficina informa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Lenovo V530S-07ICB desktop S/N:YL004VU0 SARI:19255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lason Jesús</text:p>
          </table:table-cell>
          <table:table-cell table:style-name="ce2" office:value-type="string" calcext:value-type="string">
            <text:p>DGA Habilitacion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Hp 280g1 I3-4170 Sin SARI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7-8-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marca CX Intel Core I3-4160 CPU 6 GB RAM SSD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3" calcext:value-type="float">
            <text:p>194393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0 I-194393 830122003250022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0" calcext:value-type="float">
            <text:p>194390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1 I-194390 830122003250022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0" calcext:value-type="float">
            <text:p>194390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2 I-194390 830131905250074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1-03-31" calcext:value-type="date">
            <text:p>31/03/21</text:p>
          </table:table-cell>
          <table:table-cell table:style-name="ce21" office:value-type="string" calcext:value-type="string">
            <text:p>4-1-4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391" calcext:value-type="float">
            <text:p>194391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T13 I-194391 8301220032500226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1-05-07" calcext:value-type="date">
            <text:p>07/05/21</text:p>
          </table:table-cell>
          <table:table-cell table:style-name="ce21" office:value-type="string" calcext:value-type="string">
            <text:p>7-8-6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3" calcext:value-type="float">
            <text:p>19447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4GB RAM, SSD 256 SARI I-19447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orgogno Luciano</text:p>
          </table:table-cell>
          <table:table-cell table:style-name="ce2" office:value-type="string" calcext:value-type="string">
            <text:p>DGA Subdirector</text:p>
          </table:table-cell>
          <table:table-cell table:style-name="ce5" office:value-type="date" office:date-value="2021-05-07" calcext:value-type="date">
            <text:p>07/05/21</text:p>
          </table:table-cell>
          <table:table-cell table:style-name="ce21" office:value-type="string" calcext:value-type="string">
            <text:p>7-8-6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74" calcext:value-type="float">
            <text:p>194474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4GB RAM, SSD256 SARI I-194474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1-01" calcext:value-type="date">
            <text:p>01/01/22</text:p>
          </table:table-cell>
          <table:table-cell table:style-name="ce21" office:value-type="string" calcext:value-type="string">
            <text:p>1-25-2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HABILITACION - SILLA - ADQUISICION REALIZADA POR SEC DE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1-02" calcext:value-type="date">
            <text:p>02/01/22</text:p>
          </table:table-cell>
          <table:table-cell table:style-name="ce21" office:value-type="string" calcext:value-type="string">
            <text:p>1-28-21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MUEBLE ARCHIVERO MELAMINA DE 18MM 4 CAJONES CON GUIAS TELESCOPICAS Y MANIJAS METALIC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1-05" calcext:value-type="date">
            <text:p>05/01/22</text:p>
          </table:table-cell>
          <table:table-cell table:style-name="ce21" office:value-type="string" calcext:value-type="string">
            <text:p>14-20-18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SERVIDOR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1-05" calcext:value-type="date">
            <text:p>05/01/22</text:p>
          </table:table-cell>
          <table:table-cell table:style-name="ce21" office:value-type="string" calcext:value-type="string">
            <text:p>14-20-18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INFORMA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1-05" calcext:value-type="date">
            <text:p>05/01/22</text:p>
          </table:table-cell>
          <table:table-cell table:style-name="ce21" office:value-type="string" calcext:value-type="string">
            <text:p>14-20-19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 OFICINA JEFE SECTOR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1-05" calcext:value-type="date">
            <text:p>05/01/22</text:p>
          </table:table-cell>
          <table:table-cell table:style-name="ce21" office:value-type="string" calcext:value-type="string">
            <text:p>14-20-19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BGH-COOLTIME 3000 FR -OFICINA PLANTA ALTA DG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ello Agustín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0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Silvetti Gustavo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ites Sánchez Lucía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0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0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0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COMU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SALA OPERACIONES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 - PLANTA ALTA - OFICINA SECTORIAL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1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GA - PLANTA ALTA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9-31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 DGA - PLANTA ALTA - MUEBLE ESTANTERIA MELAMINA 18MM <text:s/>CENIZA, SIN PUERTAS CON 4 DIVISIONES <text:s/>- ADQUIRIDO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3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2-01" calcext:value-type="date">
            <text:p>01/02/22</text:p>
          </table:table-cell>
          <table:table-cell table:style-name="ce21" office:value-type="string" calcext:value-type="string">
            <text:p>1-23-31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INFORMATICAS - PLANTA ALTA - SALA DE OPERACIONES - MESA DE MELAMINA BLANCA, PATAS NEGRAS DE APROXIMADAMENTE 1.20 ANCHO - ADQUIRIDA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ovaisa Jimen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0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orgogno Luciano</text:p>
          </table:table-cell>
          <table:table-cell table:style-name="ce2" office:value-type="string" calcext:value-type="string">
            <text:p>DGA Subdirector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0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0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GA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8-2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ARMARIO BAJO, DOS PUERTAS CORREDIZAS COLOR MELAMINA GRIS CON CERRADURA - EL MISMO FUE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Palud Gabrie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0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lason Jesús</text:p>
          </table:table-cell>
          <table:table-cell table:style-name="ce2" office:value-type="string" calcext:value-type="string">
            <text:p>DGA Habilitacion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astaldi Paula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8-2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ARMARIO BAJO, DOS PUERTAS CORREDIZAS COLOR MELAMINA GRIS CON CERRADURA - EL MISMO FUE ADQUIRIDO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PERSONAL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os Marian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PTO CONTABLE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PTO CONTABLE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23-21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DIV TESORERIA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2-21" calcext:value-type="date">
            <text:p>21/02/22</text:p>
          </table:table-cell>
          <table:table-cell table:style-name="ce21" office:value-type="string" calcext:value-type="string">
            <text:p>1-30-32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Perchero</text:p>
          </table:table-cell>
          <table:table-cell table:style-name="ce13" office:value-type="string" calcext:value-type="string">
            <text:p>OFICINA DGA - PERCHERO NEGRO DE CAÑO - ADQUIRIDO POR SECRETARIA DE ESTADO DE LA ENERGI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astaldi Paula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6-5-10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017813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astaldi Paula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8-10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7695" calcext:value-type="float">
            <text:p>18769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3-7100 SSD SARI: I 18769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os Marian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7-8-10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i3-7100 4GB RAM SSD S/N: 0010PX000400763220 orden nº: CX7201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os Marian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6-5-10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cx190508235 SARI: I-17531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6-5-1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ACER SARI: I-19256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Depósito Informático</text:p>
          </table:table-cell>
          <table:table-cell table:style-name="ce2" office:value-type="string" calcext:value-type="string">
            <text:p>----------</text:p>
          </table:table-cell>
          <table:table-cell table:style-name="ce5" office:value-type="date" office:date-value="2022-03-03" calcext:value-type="date">
            <text:p>03/03/22</text:p>
          </table:table-cell>
          <table:table-cell table:style-name="ce21" office:value-type="string" calcext:value-type="string">
            <text:p>6-5-1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82" calcext:value-type="float">
            <text:p>19448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: 202008141850549 SARI: I-194482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Palud Gabrie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3-04" calcext:value-type="date">
            <text:p>04/03/22</text:p>
          </table:table-cell>
          <table:table-cell table:style-name="ce21" office:value-type="string" calcext:value-type="string">
            <text:p>6-5-10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ARI: I-18500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lason Jesús</text:p>
          </table:table-cell>
          <table:table-cell table:style-name="ce2" office:value-type="string" calcext:value-type="string">
            <text:p>DGA Habilitacion</text:p>
          </table:table-cell>
          <table:table-cell table:style-name="ce5" office:value-type="date" office:date-value="2022-03-04" calcext:value-type="date">
            <text:p>04/03/22</text:p>
          </table:table-cell>
          <table:table-cell table:style-name="ce21" office:value-type="string" calcext:value-type="string">
            <text:p>6-5-1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/N V893H9NZ481910V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3-08" calcext:value-type="date">
            <text:p>08/03/22</text:p>
          </table:table-cell>
          <table:table-cell table:style-name="ce21" office:value-type="string" calcext:value-type="string">
            <text:p>6-5-1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Viewsonic VS14755 S/N:T6N13100365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3-08" calcext:value-type="date">
            <text:p>08/03/22</text:p>
          </table:table-cell>
          <table:table-cell table:style-name="ce21" office:value-type="string" calcext:value-type="string">
            <text:p>6-5-1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Acer SARI: I19255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3-18" calcext:value-type="date">
            <text:p>18/03/22</text:p>
          </table:table-cell>
          <table:table-cell table:style-name="ce21" office:value-type="string" calcext:value-type="string">
            <text:p>12-16-16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Router</text:p>
          </table:table-cell>
          <table:table-cell table:style-name="ce13" office:value-type="string" calcext:value-type="string">
            <text:p>Router wireless TP-LINK 4 PORTS TL-WR941HP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14-20-19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INFORMA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3-31" calcext:value-type="date">
            <text:p>31/03/22</text:p>
          </table:table-cell>
          <table:table-cell table:style-name="ce21" office:value-type="string" calcext:value-type="string">
            <text:p>14-20-19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DG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3-31" calcext:value-type="date">
            <text:p>31/03/22</text:p>
          </table:table-cell>
          <table:table-cell table:style-name="ce21" office:value-type="string" calcext:value-type="string">
            <text:p>14-20-19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MIIDEA 3000 FR - OFICINA PERSON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5-05" calcext:value-type="date">
            <text:p>05/05/22</text:p>
          </table:table-cell>
          <table:table-cell table:style-name="ce21" office:value-type="string" calcext:value-type="string">
            <text:p>12-21-19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SWITCH</text:p>
          </table:table-cell>
          <table:table-cell table:style-name="ce13" office:value-type="string" calcext:value-type="string">
            <text:p>SWITCH 1930-24G 4SFP+ POE 370W (JL684A), S/N CN19KPG1H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5-05" calcext:value-type="date">
            <text:p>05/05/22</text:p>
          </table:table-cell>
          <table:table-cell table:style-name="ce21" office:value-type="string" calcext:value-type="string">
            <text:p>12-21-20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SWITCH</text:p>
          </table:table-cell>
          <table:table-cell table:style-name="ce13" office:value-type="string" calcext:value-type="string">
            <text:p>SWITCH 1930-24G 4SFP+ POE 370W (JL684A), S/N CN19KPG16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5-20" calcext:value-type="date">
            <text:p>20/05/22</text:p>
          </table:table-cell>
          <table:table-cell table:style-name="ce21" office:value-type="string" calcext:value-type="string">
            <text:p>1-23-20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HABILITACION - RESOLUCION 4/21 - ESCRITORIO MELAMINA 18MM CON DOS CAJONES, UNO CON CERRADURA, DE 120X70X72 DE COLOR CENIZ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06" calcext:value-type="date">
            <text:p>06/06/22</text:p>
          </table:table-cell>
          <table:table-cell table:style-name="ce21" office:value-type="string" calcext:value-type="string">
            <text:p>12-33-32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5773" calcext:value-type="float">
            <text:p>185773</text:p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Impresora</text:p>
          </table:table-cell>
          <table:table-cell table:style-name="ce13" office:value-type="string" calcext:value-type="string">
            <text:p>Impresora OfficeJet Pro 8710 SARI: I-185773 S/N: CN634BM0RF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06" calcext:value-type="date">
            <text:p>06/06/22</text:p>
          </table:table-cell>
          <table:table-cell table:style-name="ce21" office:value-type="string" calcext:value-type="string">
            <text:p>12-33-3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Impresora</text:p>
          </table:table-cell>
          <table:table-cell table:style-name="ce13" office:value-type="string" calcext:value-type="string">
            <text:p>Impresora OfficeJet Pro 8620 SARI: I-180634 S/N: CN4CJEW0CC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0" calcext:value-type="date">
            <text:p>10/06/22</text:p>
          </table:table-cell>
          <table:table-cell table:style-name="ce21" office:value-type="string" calcext:value-type="string">
            <text:p>11-22-36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864" calcext:value-type="float">
            <text:p>100864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4 S/N: 4K378030043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3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3" calcext:value-type="date">
            <text:p>13/06/22</text:p>
          </table:table-cell>
          <table:table-cell table:style-name="ce21" office:value-type="string" calcext:value-type="string">
            <text:p>14-43-40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LARMA</text:p>
          </table:table-cell>
          <table:table-cell table:style-name="ce13" office:value-type="string" calcext:value-type="string">
            <text:p>SISTEMA DE ALARMA con: central de control con teclado, batería GEL, pulsador de emergencias, placa expansora de zonas,12 sensores magnéticos, 9 sensores infrarojos, 1 sirena interior, 1 sirena exterior, transmisor GPRS, sensor humo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1" calcext:value-type="float">
            <text:p>100931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60P SARI: E-100931 S/N: 830172012251857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5" calcext:value-type="float">
            <text:p>100935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5 S/N: 830172012251856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6-14" calcext:value-type="date">
            <text:p>14/06/22</text:p>
          </table:table-cell>
          <table:table-cell table:style-name="ce21" office:value-type="string" calcext:value-type="string">
            <text:p>4-1-4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00935" calcext:value-type="float">
            <text:p>100935</text:p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YEALINK W54H SARI: E-100935 S/N: 830172012251856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Silvetti Gustavo</text:p>
          </table:table-cell>
          <table:table-cell table:style-name="ce2" office:value-type="string" calcext:value-type="string">
            <text:p>Informática</text:p>
          </table:table-cell>
          <table:table-cell table:style-name="ce5" office:value-type="date" office:date-value="2022-06-23" calcext:value-type="date">
            <text:p>23/06/22</text:p>
          </table:table-cell>
          <table:table-cell table:style-name="ce21" office:value-type="string" calcext:value-type="string">
            <text:p>7-8-42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4480" calcext:value-type="float">
            <text:p>19448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ntel i3-placa de video 1GB VGA, 12GB RAM, SSD 256 SARI I-194480</text:p>
          </table:table-cell>
          <table:table-cell table:style-name="ce2" office:value-type="string" calcext:value-type="string">
            <text:p>falta comprobante gustavo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3-37-43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3-37-43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3-37-43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3-37-43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6-24" calcext:value-type="date">
            <text:p>24/06/22</text:p>
          </table:table-cell>
          <table:table-cell table:style-name="ce21" office:value-type="string" calcext:value-type="string">
            <text:p>3-37-43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Utileria</text:p>
          </table:table-cell>
          <table:table-cell table:style-name="ce2" office:value-type="string" calcext:value-type="string">
            <text:p>Cortinas roller</text:p>
          </table:table-cell>
          <table:table-cell table:style-name="ce13" office:value-type="string" calcext:value-type="string">
            <text:p>Cortina Tipo Roller Gris Cadena Plasti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astaldi Paula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0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Blason Jesús</text:p>
          </table:table-cell>
          <table:table-cell table:style-name="ce2" office:value-type="string" calcext:value-type="string">
            <text:p>DGA Habilitacion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0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Costa Victori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Gutierrez Mariso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eopold Daniela</text:p>
          </table:table-cell>
          <table:table-cell table:style-name="ce2" office:value-type="string" calcext:value-type="string">
            <text:p>DGA Personal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Lovaisa Jimena</text:p>
          </table:table-cell>
          <table:table-cell table:style-name="ce2" office:value-type="string" calcext:value-type="string">
            <text:p>DGA tesorería, habilitación y manejo de fondos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Ortiz Nancy</text:p>
          </table:table-cell>
          <table:table-cell table:style-name="ce2" office:value-type="string" calcext:value-type="string">
            <text:p>DGA Directora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Palud Gabriel</text:p>
          </table:table-cell>
          <table:table-cell table:style-name="ce2" office:value-type="string" calcext:value-type="string">
            <text:p>DGA Habilitación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Ramos Marian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Juan de Garay 2967 </text:p>
          </table:table-cell>
          <table:table-cell table:style-name="ce2" office:value-type="string" calcext:value-type="string">
            <text:p>DGA e Informatica</text:p>
          </table:table-cell>
          <table:table-cell table:style-name="ce2" office:value-type="string" calcext:value-type="string">
            <text:p>Zen Mariela</text:p>
          </table:table-cell>
          <table:table-cell table:style-name="ce2" office:value-type="string" calcext:value-type="string">
            <text:p>DGA Contable, presupuestos y revisiva</text:p>
          </table:table-cell>
          <table:table-cell table:style-name="ce5" office:value-type="date" office:date-value="2022-07-08" calcext:value-type="date">
            <text:p>08/07/22</text:p>
          </table:table-cell>
          <table:table-cell table:style-name="ce21" office:value-type="string" calcext:value-type="string">
            <text:p>1-25-51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S DE ESCRITO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PATRICIO DIEZ(CALLE15) 1165 </text:p>
          </table:table-cell>
          <table:table-cell table:style-name="ce2" office:value-type="string" calcext:value-type="string">
            <text:p>sub. fortalecimiento territorial en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1-04-04" calcext:value-type="date">
            <text:p>04/04/21</text:p>
          </table:table-cell>
          <table:table-cell table:style-name="ce21" office:value-type="string" calcext:value-type="string">
            <text:p>12-10-7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Token</text:p>
          </table:table-cell>
          <table:table-cell table:style-name="ce13" office:value-type="string" calcext:value-type="string">
            <text:p>TOKEN MTOKEN CRYPTOID 20092300005027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PATRICIO DIEZ(CALLE15) 1165 </text:p>
          </table:table-cell>
          <table:table-cell table:style-name="ce2" office:value-type="string" calcext:value-type="string">
            <text:p>sub. fortalecimiento territorial en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1-08-17" calcext:value-type="date">
            <text:p>17/08/21</text:p>
          </table:table-cell>
          <table:table-cell table:style-name="ce21" office:value-type="string" calcext:value-type="string">
            <text:p>7-7-7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PF2J9SMO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Lenovo i5 - 82C4 - PF2J9SMO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PATRICIO DIEZ(CALLE15) 1165 </text:p>
          </table:table-cell>
          <table:table-cell table:style-name="ce2" office:value-type="string" calcext:value-type="string">
            <text:p>sub. fortalecimiento territorial en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2-03-10" calcext:value-type="date">
            <text:p>10/03/22</text:p>
          </table:table-cell>
          <table:table-cell table:style-name="ce21" office:value-type="string" calcext:value-type="string">
            <text:p>7-8-14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I3 gen6 RAM 4GB SARI: I-18176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PATRICIO DIEZ(CALLE15) 1165 </text:p>
          </table:table-cell>
          <table:table-cell table:style-name="ce2" office:value-type="string" calcext:value-type="string">
            <text:p>sub. fortalecimiento territorial en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7-8-25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83</text:p>
          </table:table-cell>
          <table:table-cell table:style-name="ce11" office:value-type="float" office:value="100821" calcext:value-type="float">
            <text:p>10082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3 SARI: E-10082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PATRICIO DIEZ(CALLE15) 1165 </text:p>
          </table:table-cell>
          <table:table-cell table:style-name="ce2" office:value-type="string" calcext:value-type="string">
            <text:p>sub. fortalecimiento territorial en igualdad, genero y diversidad</text:p>
          </table:table-cell>
          <table:table-cell table:style-name="ce2" office:value-type="string" calcext:value-type="string">
            <text:p>Zalazar Soledad</text:p>
          </table:table-cell>
          <table:table-cell table:style-name="ce2" office:value-type="string" calcext:value-type="string">
            <text:p>Subsecretaría de Fortalecimiento territorial en igualdad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6-5-25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82</text:p>
          </table:table-cell>
          <table:table-cell table:style-name="ce11" office:value-type="float" office:value="100831" calcext:value-type="float">
            <text:p>100831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82 SARI: E-10083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ilagros Monserrat</text:p>
          </table:table-cell>
          <table:table-cell table:style-name="ce2" office:value-type="string" calcext:value-type="string">
            <text:p>ATR Juventudes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4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029UH9XH407717V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D300 S/N 029UH9XH407717V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4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MR3NH9XF400221D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C150 S/N MR3NH9XF400221D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4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egra I3-4160 4RAM DDR3 HDD SARI: I-180639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4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90508209</text:p>
          </table:table-cell>
          <table:table-cell table:style-name="ce11" office:value-type="float" office:value="174594" calcext:value-type="float">
            <text:p>174594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508209 SARI: I-17459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4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SAMSUNG S19C150 S/N MR3NH9XF400222L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4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i3-3240 HDD 4Gb RAM SARI: I-17499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4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201 S/N cx201231103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20 SIN SARI 4 Gb DDR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5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201231011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201 S/N cx201231011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0641" calcext:value-type="float">
            <text:p>18064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i3-4160 SARI: I-180641 4 Gb DDR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40 SIN SARI 4 Gb DDR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5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3449" calcext:value-type="float">
            <text:p>173449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Bangho EM211OW SARI: I-17344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Didier María Soledad</text:p>
          </table:table-cell>
          <table:table-cell table:style-name="ce2" office:value-type="string" calcext:value-type="string">
            <text:p>Responsable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MXL633280R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HP 240G-Business i3-4170 4 RAM S/N:MXL633280R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Barissini María Virginia</text:p>
          </table:table-cell>
          <table:table-cell table:style-name="ce2" office:value-type="string" calcext:value-type="string">
            <text:p>Guardia violenci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MXL63327Y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HP 240G-Business i3-4170 4 RAM S/N:MXL63327Y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onzalez Carina</text:p>
          </table:table-cell>
          <table:table-cell table:style-name="ce2" office:value-type="string" calcext:value-type="string">
            <text:p>Administrativa salt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7-8-15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Bangho no slim negra i3-3220 4 Gb RAM sin sari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Sealengue María Elisa</text:p>
          </table:table-cell>
          <table:table-cell table:style-name="ce2" office:value-type="string" calcext:value-type="string">
            <text:p>Guardia violenci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5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5040" calcext:value-type="float">
            <text:p>175040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7504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Barissini María Virginia</text:p>
          </table:table-cell>
          <table:table-cell table:style-name="ce2" office:value-type="string" calcext:value-type="string">
            <text:p>Guardia violencia</text:p>
          </table:table-cell>
          <table:table-cell table:style-name="ce5" office:value-type="date" office:date-value="2017-01-01" calcext:value-type="date">
            <text:p>01/01/17</text:p>
          </table:table-cell>
          <table:table-cell table:style-name="ce21" office:value-type="string" calcext:value-type="string">
            <text:p>6-5-16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85201016144</text:p>
          </table:table-cell>
          <table:table-cell table:style-name="ce11" office:value-type="float" office:value="187702" calcext:value-type="float">
            <text:p>187702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87702 S/N: cx18520101614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onzalez Carina</text:p>
          </table:table-cell>
          <table:table-cell table:style-name="ce2" office:value-type="string" calcext:value-type="string">
            <text:p>Administrativa salta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2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recepción - ESCRITORIO MELAMINA 18MM CON DOS CAJONES, COLOR MARRON CLARO Y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0-04-20" calcext:value-type="date">
            <text:p>20/04/20</text:p>
          </table:table-cell>
          <table:table-cell table:style-name="ce21" office:value-type="string" calcext:value-type="string">
            <text:p>11-9-6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7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04" calcext:value-type="date">
            <text:p>04/04/21</text:p>
          </table:table-cell>
          <table:table-cell table:style-name="ce21" office:value-type="string" calcext:value-type="string">
            <text:p>9-4-4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C1 Cámara we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16" calcext:value-type="date">
            <text:p>16/04/21</text:p>
          </table:table-cell>
          <table:table-cell table:style-name="ce21" office:value-type="string" calcext:value-type="string">
            <text:p>9-4-5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C4 Cámara we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5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3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5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5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6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8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Grossi Ornella</text:p>
          </table:table-cell>
          <table:table-cell table:style-name="ce2" office:value-type="string" calcext:value-type="string">
            <text:p>Subsecretaria de Políticas contra la violencia por razones de género</text:p>
          </table:table-cell>
          <table:table-cell table:style-name="ce5" office:value-type="date" office:date-value="2021-04-20" calcext:value-type="date">
            <text:p>20/04/21</text:p>
          </table:table-cell>
          <table:table-cell table:style-name="ce21" office:value-type="string" calcext:value-type="string">
            <text:p>11-9-6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+ adaptador</text:p>
          </table:table-cell>
          <table:table-cell table:style-name="ce13" office:value-type="string" calcext:value-type="string">
            <text:p>A1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Leonardo Lentini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1-10-20" calcext:value-type="date">
            <text:p>20/10/21</text:p>
          </table:table-cell>
          <table:table-cell table:style-name="ce21" office:value-type="string" calcext:value-type="string">
            <text:p>7-7-8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0010PX004007588</text:p>
          </table:table-cell>
          <table:table-cell table:style-name="ce11" office:value-type="float" office:value="186920" calcext:value-type="float">
            <text:p>18692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CX 0010PX004007588 I 0186920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ilagros Monserrat</text:p>
          </table:table-cell>
          <table:table-cell table:style-name="ce2" office:value-type="string" calcext:value-type="string">
            <text:p>ATR Juventudes</text:p>
          </table:table-cell>
          <table:table-cell table:style-name="ce5" office:value-type="date" office:date-value="2022-03-16" calcext:value-type="date">
            <text:p>16/03/22</text:p>
          </table:table-cell>
          <table:table-cell table:style-name="ce21" office:value-type="string" calcext:value-type="string">
            <text:p>7-8-14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negro brilloso i3-3220 SIN SARI 4 Gb DDR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85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85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9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8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8</text:p>
          </table:table-cell>
          <table:table-cell table:style-name="ce11" office:value-type="float" office:value="100860" calcext:value-type="float">
            <text:p>100860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0 S/N: 4K378030043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7</text:p>
          </table:table-cell>
          <table:table-cell table:style-name="ce11" office:value-type="float" office:value="100861" calcext:value-type="float">
            <text:p>100861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1 S/N: 4K378030043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8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9</text:p>
          </table:table-cell>
          <table:table-cell table:style-name="ce11" office:value-type="float" office:value="100862" calcext:value-type="float">
            <text:p>100862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2 S/N: 4K378030043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9</text:p>
          </table:table-cell>
          <table:table-cell table:style-name="ce11" office:value-type="float" office:value="100775" calcext:value-type="float">
            <text:p>100775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5 S/N: UO210670306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9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74</text:p>
          </table:table-cell>
          <table:table-cell table:style-name="ce11" office:value-type="float" office:value="100776" calcext:value-type="float">
            <text:p>100776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6 S/N: UO210670307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7-8-33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89</text:p>
          </table:table-cell>
          <table:table-cell table:style-name="ce11" office:value-type="float" office:value="100827" calcext:value-type="float">
            <text:p>10082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9 SARI: E-10082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Salta 2549 </text:p>
          </table:table-cell>
          <table:table-cell table:style-name="ce2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6-09" calcext:value-type="date">
            <text:p>09/06/22</text:p>
          </table:table-cell>
          <table:table-cell table:style-name="ce21" office:value-type="string" calcext:value-type="string">
            <text:p>6-5-33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69</text:p>
          </table:table-cell>
          <table:table-cell table:style-name="ce11" office:value-type="float" office:value="100833" calcext:value-type="float">
            <text:p>10083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69 SARI: E-10083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Cristina Melnik</text:p>
          </table:table-cell>
          <table:table-cell table:style-name="ce2" office:value-type="string" calcext:value-type="string">
            <text:p>Politicas de igualdad y Diversidad - Casa LGTBI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3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ILOR MARRON OSCURO - ADQ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Cristina Melnik</text:p>
          </table:table-cell>
          <table:table-cell table:style-name="ce2" office:value-type="string" calcext:value-type="string">
            <text:p>Politicas de igualdad y Diversidad - Casa LGTBI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3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4-biblioteca de 5 estantes de color caoba claro, 2 puertas con cerradura-adquirido de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4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Escritorio madera marron. 1 cajon. marron y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4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giratoria cuero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4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4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4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ILOR MARRON OSCURO - ADQ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4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Archivero de <text:s/>Madera 2 puertas con cerradu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4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Biblioteca Madera, 3 estantes y dos puerta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4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Escritorio Madera 2 Cajone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5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Silla giratoria cuero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45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4-biblioteca de 5 estantes de color caoba claro, 2 puertas con cerradura-adquirido de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45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4 - ESCRITORIO 3 CAJONES CON 1 CERRADURA COLOR MARRON OSCURO - ADQ POR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45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oficina 4-ventilador de techo <text:s/>de color marron de cuatro paletas (marca condor)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45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4-aire acondicionado ( marca conqueror) <text:s/>color blanco frio/calor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Cristina Melnik</text:p>
          </table:table-cell>
          <table:table-cell table:style-name="ce2" office:value-type="string" calcext:value-type="string">
            <text:p>Politicas de igualdad y Diversidad - Casa LGTBI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5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negro, con 2 apoya braz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5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negro, con 2 apoya braz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5-45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giratoria</text:p>
          </table:table-cell>
          <table:table-cell table:style-name="ce13" office:value-type="string" calcext:value-type="string">
            <text:p>oficina 4-sillon de escritorio giratorio, color maiz, con 1 apoya brazo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34-45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Ventilador de techo</text:p>
          </table:table-cell>
          <table:table-cell table:style-name="ce13" office:value-type="string" calcext:value-type="string">
            <text:p>Ventilador de Techo paletas Chap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46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Biblioteca 3 estantes 2 puertas de Made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50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COCINA -LAURA JUNGES-ESCRITORIO DE MELAMINA/SIN CAJONES DE COLOR CAOBA CLA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50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COCINA-LAURA JUNGES-SILLA FIJA TAPIZADA COLOR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50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COCINA-ARMARIO MARRON 5 ESTANTES CON CERRADUR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46-50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Heladera/Frigobar</text:p>
          </table:table-cell>
          <table:table-cell table:style-name="ce13" office:value-type="string" calcext:value-type="string">
            <text:p>COCINA-HELADERA BRIKET- BLANC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50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COCINA-BIBLIOTECA PARA COLGAR CON <text:s/>3 ESTANTES COLOR MARRON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9-50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COCINA-BIBLIOTECA CON FONDO CON 3 ESTANTES-COLOR CAOBA CLA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8-52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Armario</text:p>
          </table:table-cell>
          <table:table-cell table:style-name="ce13" office:value-type="string" calcext:value-type="string">
            <text:p>Oficina 6- entrevistas caoba claro, 2 puertas con cerradura-adquirido de Desarrollo Social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3-52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Oficina 2 a cargo de Nadia Gonzalez. Escritorio de Madera con 1 caj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51-52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Mesa de reunion/trabajo</text:p>
          </table:table-cell>
          <table:table-cell table:style-name="ce13" office:value-type="string" calcext:value-type="string">
            <text:p>oficina 6 -entrevistas mesa redonda color caoba cla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52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52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-24-52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Silla fija</text:p>
          </table:table-cell>
          <table:table-cell table:style-name="ce13" office:value-type="string" calcext:value-type="string">
            <text:p>OFICINA 6-ENTREVISTAS-SILLA FIJA TAPIZADA COLOR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14-20-52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OFICINA 6- ENTREVISTAS-AIRE ACONDICIONADO MARSSHALL COLOR BLNCO FRI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4-3-52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Línea-comun</text:p>
          </table:table-cell>
          <table:table-cell table:style-name="ce13" office:value-type="string" calcext:value-type="string">
            <text:p>OFICINA 6- TELEFONO PANASONIC TELEFONO FIJO COLOR BLANC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0-01-01" calcext:value-type="date">
            <text:p>01/01/20</text:p>
          </table:table-cell>
          <table:table-cell table:style-name="ce21" office:value-type="string" calcext:value-type="string">
            <text:p>4-1-52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Télefono</text:p>
          </table:table-cell>
          <table:table-cell table:style-name="ce2" office:value-type="string" calcext:value-type="string">
            <text:p>IP-Inalámbrico</text:p>
          </table:table-cell>
          <table:table-cell table:style-name="ce13" office:value-type="string" calcext:value-type="string">
            <text:p>OFICINA 4 - TELEFONO PANASONIC INALAMBRICO-COLOR NEGRO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Cristina Melnik</text:p>
          </table:table-cell>
          <table:table-cell table:style-name="ce2" office:value-type="string" calcext:value-type="string">
            <text:p>Politicas de igualdad y Diversidad - Casa LGTBI</text:p>
          </table:table-cell>
          <table:table-cell table:style-name="ce5" office:value-type="date" office:date-value="2021-09-02" calcext:value-type="date">
            <text:p>02/09/21</text:p>
          </table:table-cell>
          <table:table-cell table:style-name="ce21" office:value-type="string" calcext:value-type="string">
            <text:p>7-8-7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4972" calcext:value-type="float">
            <text:p>174972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negra sin marca i3-3240 4Gb DDR3 SARI: I-17497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Cristina Melnik</text:p>
          </table:table-cell>
          <table:table-cell table:style-name="ce2" office:value-type="string" calcext:value-type="string">
            <text:p>Politicas de igualdad y Diversidad - Casa LGTBI</text:p>
          </table:table-cell>
          <table:table-cell table:style-name="ce5" office:value-type="date" office:date-value="2021-09-02" calcext:value-type="date">
            <text:p>02/09/21</text:p>
          </table:table-cell>
          <table:table-cell table:style-name="ce21" office:value-type="string" calcext:value-type="string">
            <text:p>6-8-7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75045" calcext:value-type="float">
            <text:p>175045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ARI: I-17504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1-01" calcext:value-type="date">
            <text:p>01/01/22</text:p>
          </table:table-cell>
          <table:table-cell table:style-name="ce21" office:value-type="string" calcext:value-type="string">
            <text:p>1-29-51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tanteria</text:p>
          </table:table-cell>
          <table:table-cell table:style-name="ce13" office:value-type="string" calcext:value-type="string">
            <text:p>OFICINA-6 ENTREVISTAS- BIBLIOTECA DE 4 ESTANTES COLOR NEGRA MELAMINA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2-16" calcext:value-type="date">
            <text:p>16/02/22</text:p>
          </table:table-cell>
          <table:table-cell table:style-name="ce21" office:value-type="string" calcext:value-type="string">
            <text:p>7-8-9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ore I3 generación 10 SSD 120GB 8GB RAM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eck Lilian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6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9010914066</text:p>
          </table:table-cell>
          <table:table-cell table:style-name="ce11" office:value-type="float" office:value="183893" calcext:value-type="float">
            <text:p>18389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: cx19010914066 SARI: I-18389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Juan Pablo casita</text:p>
          </table:table-cell>
          <table:table-cell table:style-name="ce2" office:value-type="string" calcext:value-type="string">
            <text:p>casita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6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0167" calcext:value-type="float">
            <text:p>19016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NO SLIM BRILLOSA SARI I-190167 G-4560 HDD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Juan Pablo casita</text:p>
          </table:table-cell>
          <table:table-cell table:style-name="ce2" office:value-type="string" calcext:value-type="string">
            <text:p>casita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6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9010914196</text:p>
          </table:table-cell>
          <table:table-cell table:style-name="ce11" office:value-type="float" office:value="180640" calcext:value-type="float">
            <text:p>180640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10914196 SARI: I-18064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cudero Patricia</text:p>
          </table:table-cell>
          <table:table-cell table:style-name="ce2" office:value-type="string" calcext:value-type="string">
            <text:p>Equipo fortalecimient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6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90704128</text:p>
          </table:table-cell>
          <table:table-cell table:style-name="ce11" office:value-type="float" office:value="176921" calcext:value-type="float">
            <text:p>176921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90704128 SARI: I-17692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cudero Patricia</text:p>
          </table:table-cell>
          <table:table-cell table:style-name="ce2" office:value-type="string" calcext:value-type="string">
            <text:p>Equipo fortalecimient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6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BISWAL CREMA G-4560 4 GB DDR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cudero Patricia</text:p>
          </table:table-cell>
          <table:table-cell table:style-name="ce2" office:value-type="string" calcext:value-type="string">
            <text:p>Equipo fortalecimient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6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705" calcext:value-type="float">
            <text:p>193705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70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cudero Patricia</text:p>
          </table:table-cell>
          <table:table-cell table:style-name="ce2" office:value-type="string" calcext:value-type="string">
            <text:p>Equipo fortalecimient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6-16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587" calcext:value-type="float">
            <text:p>193587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58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Diego Gionblanco</text:p>
          </table:table-cell>
          <table:table-cell table:style-name="ce2" office:value-type="string" calcext:value-type="string">
            <text:p>becari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7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85171016036</text:p>
          </table:table-cell>
          <table:table-cell table:style-name="ce11" office:value-type="float" office:value="184909" calcext:value-type="float">
            <text:p>184909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171016036 SARI: I-18490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Diego Gionblanco</text:p>
          </table:table-cell>
          <table:table-cell table:style-name="ce2" office:value-type="string" calcext:value-type="string">
            <text:p>becario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7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Supercase negra Celeron E3400 2GB DDR2 SIN SARI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Sobrado Natalia</text:p>
          </table:table-cell>
          <table:table-cell table:style-name="ce2" office:value-type="string" calcext:value-type="string">
            <text:p>casita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6-17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93706" calcext:value-type="float">
            <text:p>193706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All in one</text:p>
          </table:table-cell>
          <table:table-cell table:style-name="ce13" office:value-type="string" calcext:value-type="string">
            <text:p>AIO HP 200 G3 i5-8250U SARI: I-19370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Grosso Alejandr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7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<text:s/>i3-7100 SIN SARI 4 Gb DDR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Grosso Alejandr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7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9873" calcext:value-type="float">
            <text:p>18987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<text:s/>SARI: I-18987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7-8-17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187691" calcext:value-type="float">
            <text:p>18769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omputadora CX Slim i3-7100 SARI: I-187691 4 Gb DDR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Boiko Marcela</text:p>
          </table:table-cell>
          <table:table-cell table:style-name="ce2" office:value-type="string" calcext:value-type="string">
            <text:p>Asistente social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7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85181016221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181016221 SIN SARI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3-22" calcext:value-type="date">
            <text:p>22/03/22</text:p>
          </table:table-cell>
          <table:table-cell table:style-name="ce21" office:value-type="string" calcext:value-type="string">
            <text:p>6-5-17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cx185270916105</text:p>
          </table:table-cell>
          <table:table-cell table:style-name="ce11" office:value-type="float" office:value="187707" calcext:value-type="float">
            <text:p>187707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85 S/N cx185270916105 SARI: I-18770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4-29" calcext:value-type="date">
            <text:p>29/04/22</text:p>
          </table:table-cell>
          <table:table-cell table:style-name="ce21" office:value-type="string" calcext:value-type="string">
            <text:p>14-20-20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Aire Acondicionado</text:p>
          </table:table-cell>
          <table:table-cell table:style-name="ce13" office:value-type="string" calcext:value-type="string">
            <text:p>AIRE ACONDICIONADO - SPLIT - SURREY 18.000 FRIGORIAS - SUM DE CALLE SAN JOSE 1701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5-20" calcext:value-type="date">
            <text:p>20/05/22</text:p>
          </table:table-cell>
          <table:table-cell table:style-name="ce21" office:value-type="string" calcext:value-type="string">
            <text:p>7-7-20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56TKPG3</text:p>
          </table:table-cell>
          <table:table-cell table:style-name="ce11" office:value-type="float" office:value="100760" calcext:value-type="float">
            <text:p>10076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0 Y S/N: 56T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0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71750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68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8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0</text:p>
          </table:table-cell>
          <table:table-cell table:style-name="ce11" office:value-type="float" office:value="100857" calcext:value-type="float">
            <text:p>100857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7 S/N: 4K378030043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6</text:p>
          </table:table-cell>
          <table:table-cell table:style-name="ce11" office:value-type="float" office:value="100858" calcext:value-type="float">
            <text:p>100858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8 S/N: 4K378030043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35</text:p>
          </table:table-cell>
          <table:table-cell table:style-name="ce11" office:value-type="float" office:value="100859" calcext:value-type="float">
            <text:p>100859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9 S/N: 4K378030043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9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72</text:p>
          </table:table-cell>
          <table:table-cell table:style-name="ce11" office:value-type="float" office:value="100777" calcext:value-type="float">
            <text:p>100777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7 S/N: UO210670307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9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8</text:p>
          </table:table-cell>
          <table:table-cell table:style-name="ce11" office:value-type="float" office:value="100778" calcext:value-type="float">
            <text:p>100778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8 S/N: UO210670306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2" calcext:value-type="date">
            <text:p>12/06/22</text:p>
          </table:table-cell>
          <table:table-cell table:style-name="ce21" office:value-type="string" calcext:value-type="string">
            <text:p>14-44-40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2" calcext:value-type="date">
            <text:p>12/06/22</text:p>
          </table:table-cell>
          <table:table-cell table:style-name="ce21" office:value-type="string" calcext:value-type="string">
            <text:p>14-44-409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2" calcext:value-type="date">
            <text:p>12/06/22</text:p>
          </table:table-cell>
          <table:table-cell table:style-name="ce21" office:value-type="string" calcext:value-type="string">
            <text:p>14-44-41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SANTA FE - CALOVENTOR LILIANA CONVECTOR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5" calcext:value-type="date">
            <text:p>15/06/22</text:p>
          </table:table-cell>
          <table:table-cell table:style-name="ce21" office:value-type="string" calcext:value-type="string">
            <text:p>14-44-414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5" calcext:value-type="date">
            <text:p>15/06/22</text:p>
          </table:table-cell>
          <table:table-cell table:style-name="ce21" office:value-type="string" calcext:value-type="string">
            <text:p>14-44-41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5" calcext:value-type="date">
            <text:p>15/06/22</text:p>
          </table:table-cell>
          <table:table-cell table:style-name="ce21" office:value-type="string" calcext:value-type="string">
            <text:p>14-44-417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OSARIO - CALOVENTOR CONVECTOR CON FORZADOR LILIANA 2000 W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6" calcext:value-type="date">
            <text:p>16/06/22</text:p>
          </table:table-cell>
          <table:table-cell table:style-name="ce21" office:value-type="string" calcext:value-type="string">
            <text:p>14-44-411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6" calcext:value-type="date">
            <text:p>16/06/22</text:p>
          </table:table-cell>
          <table:table-cell table:style-name="ce21" office:value-type="string" calcext:value-type="string">
            <text:p>14-44-41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Espinosa Mariano</text:p>
          </table:table-cell>
          <table:table-cell table:style-name="ce2" office:value-type="string" calcext:value-type="string">
            <text:p>Director de Promoción de derechos para la igualdad</text:p>
          </table:table-cell>
          <table:table-cell table:style-name="ce5" office:value-type="date" office:date-value="2022-06-16" calcext:value-type="date">
            <text:p>16/06/22</text:p>
          </table:table-cell>
          <table:table-cell table:style-name="ce21" office:value-type="string" calcext:value-type="string">
            <text:p>14-44-41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Electrodomesticos</text:p>
          </table:table-cell>
          <table:table-cell table:style-name="ce2" office:value-type="string" calcext:value-type="string">
            <text:p>Calefactor/caloventor</text:p>
          </table:table-cell>
          <table:table-cell table:style-name="ce13" office:value-type="string" calcext:value-type="string">
            <text:p>EEMPA RECONQUISTA - PANLE COLORITY LILIANA CM 700 MICA - 2000 WAT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San Jose 1701 </text:p>
          </table:table-cell>
          <table:table-cell table:style-name="ce2" office:value-type="string" calcext:value-type="string">
            <text:p>Politicas de Igualdad y Diversidad</text:p>
          </table:table-cell>
          <table:table-cell table:style-name="ce2" office:value-type="string" calcext:value-type="string">
            <text:p>Tacari Nerea</text:p>
          </table:table-cell>
          <table:table-cell table:style-name="ce2" office:value-type="string" calcext:value-type="string">
            <text:p>Subsecretaria de Políticas de Igualdad y Diversidad</text:p>
          </table:table-cell>
          <table:table-cell table:style-name="ce5" office:value-type="date" office:date-value="2022-06-30" calcext:value-type="date">
            <text:p>30/06/22</text:p>
          </table:table-cell>
          <table:table-cell table:style-name="ce21" office:value-type="string" calcext:value-type="string">
            <text:p>1-23-458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Muebles para oficina</text:p>
          </table:table-cell>
          <table:table-cell table:style-name="ce2" office:value-type="string" calcext:value-type="string">
            <text:p>Escritorio</text:p>
          </table:table-cell>
          <table:table-cell table:style-name="ce13" office:value-type="string" calcext:value-type="string">
            <text:p>MESA DONNET 1.60 X 0.80 PATAS DE COLOR NEGRO Y TAPA MARRON (EL USO ES PARA CAPACITACIONES, QUE SE DAN EN TODA LA PROVINCIA)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1-05-10" calcext:value-type="date">
            <text:p>10/05/21</text:p>
          </table:table-cell>
          <table:table-cell table:style-name="ce21" office:value-type="string" calcext:value-type="string">
            <text:p>6-5-135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202008141850656</text:p>
          </table:table-cell>
          <table:table-cell table:style-name="ce11" office:value-type="float" office:value="194488" calcext:value-type="float">
            <text:p>194488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S/N 202008141850656 SARI: I-19448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Lorena B., Battilana</text:p>
          </table:table-cell>
          <table:table-cell table:style-name="ce2" office:value-type="string" calcext:value-type="string">
            <text:p>Subsecretaria de Relaciones Instucionales</text:p>
          </table:table-cell>
          <table:table-cell table:style-name="ce5" office:value-type="date" office:date-value="2021-07-08" calcext:value-type="date">
            <text:p>08/07/21</text:p>
          </table:table-cell>
          <table:table-cell table:style-name="ce21" office:value-type="string" calcext:value-type="string">
            <text:p>9-4-70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Camara-web</text:p>
          </table:table-cell>
          <table:table-cell table:style-name="ce13" office:value-type="string" calcext:value-type="string">
            <text:p>2108LZ91TRM9 WebCam LOGITECH C920S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2-11" calcext:value-type="date">
            <text:p>11/02/22</text:p>
          </table:table-cell>
          <table:table-cell table:style-name="ce21" office:value-type="string" calcext:value-type="string">
            <text:p>7-7-13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>PZ234V0P</text:p>
          </table:table-cell>
          <table:table-cell table:style-name="ce11" office:value-type="float" office:value="194464" calcext:value-type="float">
            <text:p>194464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LENOVO V15-ILL CORE I5-1035G1 S/N PZ234V0P SARI: I-19446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Campello Ángel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12-16-182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Router</text:p>
          </table:table-cell>
          <table:table-cell table:style-name="ce13" office:value-type="string" calcext:value-type="string">
            <text:p>ROUTER 4P TPLINK WR941HP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Diaz Daiana</text:p>
          </table:table-cell>
          <table:table-cell table:style-name="ce2" office:value-type="string" calcext:value-type="string">
            <text:p>Subsecretaria de planificación estratégica de contenidos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9-17-183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XIAOMI 1080P USB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Campello Ángel</text:p>
          </table:table-cell>
          <table:table-cell table:style-name="ce2" office:value-type="string" calcext:value-type="string">
            <text:p>Informatica</text:p>
          </table:table-cell>
          <table:table-cell table:style-name="ce5" office:value-type="date" office:date-value="2022-03-23" calcext:value-type="date">
            <text:p>23/03/22</text:p>
          </table:table-cell>
          <table:table-cell table:style-name="ce21" office:value-type="string" calcext:value-type="string">
            <text:p>12-18-186</text:p>
          </table:table-cell>
          <table:table-cell table:style-name="ce9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Accesorio informatico</text:p>
          </table:table-cell>
          <table:table-cell table:style-name="ce2" office:value-type="string" calcext:value-type="string">
            <text:p>Cable</text:p>
          </table:table-cell>
          <table:table-cell table:style-name="ce13" office:value-type="string" calcext:value-type="string">
            <text:p>Cable USB Printer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0" calcext:value-type="date">
            <text:p>20/05/22</text:p>
          </table:table-cell>
          <table:table-cell table:style-name="ce21" office:value-type="string" calcext:value-type="string">
            <text:p>7-7-20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9MSKPG3</text:p>
          </table:table-cell>
          <table:table-cell table:style-name="ce11" office:value-type="float" office:value="100761" calcext:value-type="float">
            <text:p>100761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Notebook</text:p>
          </table:table-cell>
          <table:table-cell table:style-name="ce13" office:value-type="string" calcext:value-type="string">
            <text:p>NOTEBOOK DELL LATITUDE 3520 I5 SSD CON SARI: E-100761 Y S/N: 9MSKPG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6</text:p>
          </table:table-cell>
          <table:table-cell table:style-name="ce11" office:value-type="float" office:value="100874" calcext:value-type="float">
            <text:p>100874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4 S/N: 4K3780300446</text:p>
          </table:table-cell>
          <table:table-cell table:style-name="ce2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1</text:p>
          </table:table-cell>
          <table:table-cell table:style-name="ce11" office:value-type="float" office:value="100873" calcext:value-type="float">
            <text:p>100873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3 S/N: 4K378030044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8</text:p>
          </table:table-cell>
          <table:table-cell table:style-name="ce11" office:value-type="float" office:value="100870" calcext:value-type="float">
            <text:p>100870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0 S/N: 4K378030044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4</text:p>
          </table:table-cell>
          <table:table-cell table:style-name="ce11" office:value-type="float" office:value="100868" calcext:value-type="float">
            <text:p>100868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68 S/N: 4K378030044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2</text:p>
          </table:table-cell>
          <table:table-cell table:style-name="ce11" office:value-type="float" office:value="100871" calcext:value-type="float">
            <text:p>100871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71 S/N: 4K378030044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11-22-23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19</text:p>
          </table:table-cell>
          <table:table-cell table:style-name="ce11" office:value-type="float" office:value="100844" calcext:value-type="float">
            <text:p>100844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4 S/N: 4K378030051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69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69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99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9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885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88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81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48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4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6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6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9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9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717546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71754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9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29261079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4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910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91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789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78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Rodriguez Sol Marina</text:p>
          </table:table-cell>
          <table:table-cell table:style-name="ce2" office:value-type="string" calcext:value-type="string">
            <text:p>Directorade capacitación en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65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5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26" calcext:value-type="date">
            <text:p>26/05/22</text:p>
          </table:table-cell>
          <table:table-cell table:style-name="ce21" office:value-type="string" calcext:value-type="string">
            <text:p>9-17-25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292610672</text:p>
          </table:table-cell>
          <table:table-cell table:style-name="ce11" office:value-type="string" calcext:value-type="string">
            <text:p/>
          </table:table-cell>
          <table:table-cell table:style-name="ce2" office:value-type="string" calcext:value-type="string">
            <text:p>Camara</text:p>
          </table:table-cell>
          <table:table-cell table:style-name="ce2" office:value-type="string" calcext:value-type="string">
            <text:p>USB</text:p>
          </table:table-cell>
          <table:table-cell table:style-name="ce13" office:value-type="string" calcext:value-type="string">
            <text:p>WEBCAM VIDLOK BY XIAOMI PRO W90 C/ MICRÓFONO S/N: 29261067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18</text:p>
          </table:table-cell>
          <table:table-cell table:style-name="ce11" office:value-type="float" office:value="100841" calcext:value-type="float">
            <text:p>100841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1 S/N: 4K378030051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14</text:p>
          </table:table-cell>
          <table:table-cell table:style-name="ce11" office:value-type="float" office:value="100842" calcext:value-type="float">
            <text:p>100842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2 S/N: 4K378030051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5</text:p>
          </table:table-cell>
          <table:table-cell table:style-name="ce11" office:value-type="float" office:value="100846" calcext:value-type="float">
            <text:p>100846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6 S/N: 4K3780300525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6</text:p>
          </table:table-cell>
          <table:table-cell table:style-name="ce11" office:value-type="float" office:value="100847" calcext:value-type="float">
            <text:p>100847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7 S/N: 4K378030052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1</text:p>
          </table:table-cell>
          <table:table-cell table:style-name="ce11" office:value-type="float" office:value="100848" calcext:value-type="float">
            <text:p>100848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8 S/N: 4K378030052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2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49 S/N: 4K378030052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6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7</text:p>
          </table:table-cell>
          <table:table-cell table:style-name="ce11" office:value-type="float" office:value="100850" calcext:value-type="float">
            <text:p>100850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0 S/N: 4K378030052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8</text:p>
          </table:table-cell>
          <table:table-cell table:style-name="ce11" office:value-type="float" office:value="100851" calcext:value-type="float">
            <text:p>100851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1 S/N: 4K378030052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3</text:p>
          </table:table-cell>
          <table:table-cell table:style-name="ce11" office:value-type="float" office:value="100852" calcext:value-type="float">
            <text:p>100852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2 S/N: 4K378030052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9</text:p>
          </table:table-cell>
          <table:table-cell table:style-name="ce11" office:value-type="float" office:value="100853" calcext:value-type="float">
            <text:p>100853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3 S/N: 4K378030052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524</text:p>
          </table:table-cell>
          <table:table-cell table:style-name="ce11" office:value-type="float" office:value="100854" calcext:value-type="float">
            <text:p>100854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4 S/N: 4K378030052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11-22-27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4K3780300440</text:p>
          </table:table-cell>
          <table:table-cell table:style-name="ce11" office:value-type="float" office:value="100855" calcext:value-type="float">
            <text:p>100855</text:p>
          </table:table-cell>
          <table:table-cell table:style-name="ce2" office:value-type="string" calcext:value-type="string">
            <text:p>Auricular</text:p>
          </table:table-cell>
          <table:table-cell table:style-name="ce2" office:value-type="string" calcext:value-type="string">
            <text:p>vincha con micrófono USB</text:p>
          </table:table-cell>
          <table:table-cell table:style-name="ce13" office:value-type="string" calcext:value-type="string">
            <text:p>ADATA XPG EMIX H20 RGB SARI: E-100855 S/N: 4K378030044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73</text:p>
          </table:table-cell>
          <table:table-cell table:style-name="ce11" office:value-type="float" office:value="100767" calcext:value-type="float">
            <text:p>100767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7 S/N: UO210670307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2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71</text:p>
          </table:table-cell>
          <table:table-cell table:style-name="ce11" office:value-type="float" office:value="100768" calcext:value-type="float">
            <text:p>100768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8 S/N: UO2106703071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7</text:p>
          </table:table-cell>
          <table:table-cell table:style-name="ce11" office:value-type="float" office:value="100769" calcext:value-type="float">
            <text:p>100769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69 S/N: UO210670306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80</text:p>
          </table:table-cell>
          <table:table-cell table:style-name="ce11" office:value-type="float" office:value="100770" calcext:value-type="float">
            <text:p>100770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0 S/N: UO210670308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3</text:p>
          </table:table-cell>
          <table:table-cell table:style-name="ce11" office:value-type="float" office:value="100771" calcext:value-type="float">
            <text:p>100771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1 S/N: UO210670306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0" calcext:value-type="date">
            <text:p>30/05/22</text:p>
          </table:table-cell>
          <table:table-cell table:style-name="ce21" office:value-type="string" calcext:value-type="string">
            <text:p>2-31-28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UO2106703062</text:p>
          </table:table-cell>
          <table:table-cell table:style-name="ce11" office:value-type="float" office:value="100772" calcext:value-type="float">
            <text:p>100772</text:p>
          </table:table-cell>
          <table:table-cell table:style-name="ce2" office:value-type="string" calcext:value-type="string">
            <text:p>Equipo de audio y sonido</text:p>
          </table:table-cell>
          <table:table-cell table:style-name="ce2" office:value-type="string" calcext:value-type="string">
            <text:p>Parlante usb</text:p>
          </table:table-cell>
          <table:table-cell table:style-name="ce13" office:value-type="string" calcext:value-type="string">
            <text:p>GENIUS SP-Q160 USB GRIS SARI: E-100772 S/N: UO2106703062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7-8-29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81</text:p>
          </table:table-cell>
          <table:table-cell table:style-name="ce11" office:value-type="float" office:value="100826" calcext:value-type="float">
            <text:p>100826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1 SARI: E-100826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7-8-295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71</text:p>
          </table:table-cell>
          <table:table-cell table:style-name="ce11" office:value-type="float" office:value="100830" calcext:value-type="float">
            <text:p>100830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71 SARI: E-10083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6-5-296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98</text:p>
          </table:table-cell>
          <table:table-cell table:style-name="ce11" office:value-type="float" office:value="100838" calcext:value-type="float">
            <text:p>100838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98 SARI: E-100838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6-5-297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81</text:p>
          </table:table-cell>
          <table:table-cell table:style-name="ce11" office:value-type="float" office:value="100839" calcext:value-type="float">
            <text:p>100839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81 SARI: E-10083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6-5-298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363</text:p>
          </table:table-cell>
          <table:table-cell table:style-name="ce11" office:value-type="float" office:value="100834" calcext:value-type="float">
            <text:p>100834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363 SARI: E-10083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6-5-299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405</text:p>
          </table:table-cell>
          <table:table-cell table:style-name="ce11" office:value-type="float" office:value="100837" calcext:value-type="float">
            <text:p>100837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5 SARI: E-100837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7-8-300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84</text:p>
          </table:table-cell>
          <table:table-cell table:style-name="ce11" office:value-type="float" office:value="100823" calcext:value-type="float">
            <text:p>100823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4 SARI: E-100823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Fabbri Luciano</text:p>
          </table:table-cell>
          <table:table-cell table:style-name="ce2" office:value-type="string" calcext:value-type="string">
            <text:p>Secretario de Formación y capacitación para la igualdad</text:p>
          </table:table-cell>
          <table:table-cell table:style-name="ce5" office:value-type="date" office:date-value="2022-05-31" calcext:value-type="date">
            <text:p>31/05/22</text:p>
          </table:table-cell>
          <table:table-cell table:style-name="ce21" office:value-type="string" calcext:value-type="string">
            <text:p>7-8-301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88</text:p>
          </table:table-cell>
          <table:table-cell table:style-name="ce11" office:value-type="float" office:value="100824" calcext:value-type="float">
            <text:p>100824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88 SARI: E-100824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6-01" calcext:value-type="date">
            <text:p>01/06/22</text:p>
          </table:table-cell>
          <table:table-cell table:style-name="ce21" office:value-type="string" calcext:value-type="string">
            <text:p>6-5-303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KD1805CX21081404</text:p>
          </table:table-cell>
          <table:table-cell table:style-name="ce11" office:value-type="float" office:value="100840" calcext:value-type="float">
            <text:p>100840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Sin transformador</text:p>
          </table:table-cell>
          <table:table-cell table:style-name="ce13" office:value-type="string" calcext:value-type="string">
            <text:p>Monitor CX 19" 185F VGA/HDMI S/N: KD1805CX21081404 SARI: E-100840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Santa Fe 1950 </text:p>
          </table:table-cell>
          <table:table-cell table:style-name="ce2" office:value-type="string" calcext:value-type="string">
            <text:p>Relaciones Institucionales</text:p>
          </table:table-cell>
          <table:table-cell table:style-name="ce2" office:value-type="string" calcext:value-type="string">
            <text:p>Mantaras Victoria</text:p>
          </table:table-cell>
          <table:table-cell table:style-name="ce2" office:value-type="string" calcext:value-type="string">
            <text:p>Secretaria de Mujeres, Género y Diversidad</text:p>
          </table:table-cell>
          <table:table-cell table:style-name="ce5" office:value-type="date" office:date-value="2022-06-01" calcext:value-type="date">
            <text:p>01/06/22</text:p>
          </table:table-cell>
          <table:table-cell table:style-name="ce21" office:value-type="string" calcext:value-type="string">
            <text:p>7-8-304</text:p>
          </table:table-cell>
          <table:table-cell table:style-name="ce9" office:value-type="string" calcext:value-type="string">
            <text:p>176/21</text:p>
          </table:table-cell>
          <table:table-cell table:style-name="ce2" office:value-type="string" calcext:value-type="string">
            <text:p>001OPX005200114490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de escritorio</text:p>
          </table:table-cell>
          <table:table-cell table:style-name="ce13" office:value-type="string" calcext:value-type="string">
            <text:p>CX SLIM 4Gb RAM i3-9300@3.7 GHZ SSD 240Gb S/N: 001OPX005200114490 SARI: E-100829</text:p>
          </table:table-cell>
          <table:table-cell table:style-name="ce2" office:value-type="string" calcext:value-type="string">
            <text:p>SI</text:p>
          </table:table-cell>
          <table:table-cell table:number-columns-repeated="1011"/>
        </table:table-row>
        <table:table-row table:style-name="ro25" table:number-rows-repeated="1048070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  <table:database-ranges>
        <table:database-range table:name="__Anonymous_Sheet_DB__0" table:target-range-address="bien.A1:bien.M50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9:03:29.628907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13T14:00:08</meta:creation-date>
    <dc:date>2022-07-29T09:36:01.032956052</dc:date>
    <meta:editing-duration>PT29M5S</meta:editing-duration>
    <meta:editing-cycles>8</meta:editing-cycles>
    <meta:document-statistic meta:table-count="1" meta:cell-count="6565" meta:object-count="0"/>
  </office:meta>
</office:document-meta>
</file>